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2.616cm"/>
        </style:tab-stops>
      </style:paragraph-properties>
      <style:text-properties officeooo:paragraph-rsid="000f81cd"/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2.623cm"/>
        </style:tab-stops>
      </style:paragraph-properties>
      <style:text-properties officeooo:paragraph-rsid="000f81cd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f81cd"/>
    </style:style>
    <style:style style:name="P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575cm"/>
          <style:tab-stop style:position="2.977cm"/>
          <style:tab-stop style:position="4.33cm"/>
          <style:tab-stop style:position="7.056cm"/>
          <style:tab-stop style:position="8.375cm"/>
          <style:tab-stop style:position="10.204cm"/>
        </style:tab-stops>
      </style:paragraph-properties>
      <style:text-properties officeooo:paragraph-rsid="000f81cd"/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1.575cm"/>
          <style:tab-stop style:position="2.977cm"/>
          <style:tab-stop style:position="4.33cm"/>
          <style:tab-stop style:position="7.056cm"/>
          <style:tab-stop style:position="8.375cm"/>
          <style:tab-stop style:position="10.204cm"/>
        </style:tab-stops>
      </style:paragraph-properties>
      <style:text-properties officeooo:paragraph-rsid="000f81cd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10321b"/>
    </style:style>
    <style:style style:name="P10" style:family="paragraph" style:parent-style-name="Normal">
      <style:paragraph-properties fo:break-before="page"/>
      <style:text-properties officeooo:paragraph-rsid="0010321b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10a782"/>
    </style:style>
    <style:style style:name="T1" style:family="text">
      <style:text-properties officeooo:rsid="000f81cd"/>
    </style:style>
    <style:style style:name="T2" style:family="text">
      <style:text-properties officeooo:rsid="001032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ΓΑΛΗΝΟΥ ΠΕΡΙ ΚΑΤΑΚΛΙΣΕΩΣ<text:line-break/>ΠΡΟΓΝΩΣΤΙΚΑ ΕΚ ΤΗΣ ΜΑΘΗ-<text:line-break/>ΜΑΤΙΚΗΣ ΕΠΙΣΤΗΜΗΣ.<text:bookmark-end text:name="bookmark0"/></text:h>
      <text:p text:style-name="P4">[901]<text:tab/></text:p>
      <text:h text:style-name="Heading_20_2" text:outline-level="2">Κεφ, α΄. .</text:h>
      <text:p text:style-name="P4">Περὶ μὲν τοῦ ὑπαρκτικήν εἶναι<text:line-break/>τήν μαθηματικὴν ἐπιστήμην, ἤρκει καὶ ἢ τῶν στωικῶν φι-<text:line-break/>λοσόφων, ἀνδρῶν καὶ λόγους διεκπεπονημένων καὶ τὸν βίον<text:line-break/>ὁποῖός ἐστι παραστησάντων, δόξα. οὐδὲν δὲ ἦττον, ἐπεὶ καὶ<text:line-break/>ὁ παρὼν λόγος ἐστὶ περὶ ὧν καὶ ἢ ἰατρική τέχνη ἐπαγγέλ-<text:line-break/>λεται, ἀναγκαῖόν ἐστι τῶν δοκιμωτάτων ἐν αὐτῇ τὰς ἱστο-<text:line-break/>ρίας ἐκθέσθαι, ἵνα γνώριμος πᾶσι γένηται, ὅτι καὶ αὐτοὶ</text:p>
      <text:p text:style-name="P1">οἱ ἰατροὶ διὰ τὸ περὶ πλείστου ποιεῖσθαι τὸ προορατικὸν<text:line-break/>μέρος τῆς αὑτῶν τέχνης , τοῦτο τῇ μαθηματικῇ ἐπιστήμῃ<text:line-break/>ἀπένειμαν, καὶ εἰ μὴ πάντες, κατά γε τὸ πλεῖστον. Ἱπ-<text:line-break/>ποκράτης γοῦν ὁ πολὺς σύν τῇ ἀρχαιότητι καὶ θαυμαστὸς<text:line-break/>τήν ἐπιστήμην, φησ<text:span text:style-name="T1">ί</text:span>ν· ὁπόσοι τήν ἰατρικήν ἀσκέοντες φυ-<text:line-break/>σιογνωμονίης ἀμοιρέουσι, τουτέων ἡ γνώμη ἀνὰ σκότος κα-<text:line-break/>λινδουμένη νωθρὰ γηράσκει. οὐ μόνον εἶπεν οὑ κατορθὼ-<text:line-break/>σουσιν, ἀλλ᾽ ὅτι καὶ διασφαλήσονται. ἀνὰ σκότος γὰρ ἔφη<text:line-break/>τὴν γνώμην πλανᾶσθαι τῶν τῇ φυσιογνωμίᾳ μη χρησαμὲ-<text:line-break/>νων. τὸ δὲ φυσιογνωμονικὸν μέρος τῆς ἀστρολογίας ἐστὶ<text:line-break/>μέγιστον μόριον. ὁ οὑν τι μόριον ἐπαινέσας, πολλῷ μᾶλ-<text:line-break/>λον ἄν τὸ ὅλον. ἐγκωμιάζει. Διοκλῆς δὲ ὁ Καρύστιος καὶ<text:line-break/>ῥήτωρ οὐ μόνον αὐτός φησιν, ὡς καὶ σύ γινώσκεις, ἀλλὰ<text:line-break/>καὶ τοὺς ἀρχαίους ἱστορεῖ , ἀπὸ φωτισμοῦ καὶ τοῦ δρομή-<text:line-break/>ματος τῆς ☾ τὰς προγνώσεις τῶν νόσων ποιουμένους. ὁπότε<text:line-break/>οὑν οἱ τηλικοῦτοι ἄνδρες, κατά γε ἀξίωμα καὶ τήν ἐπίστη-<text:line-break/>μην, οὐ διάδοχοι τῆς ἐν ἰατρικῇ προγνώσεως μόνον, ἀλλὰ</text:p>
      <text:p text:style-name="P1">καὶ κτίσται ἰδέων δογμάτων, ταύτην διαδεξάμενοι καὶ ἀλλο-<text:line-break/>τρίους κόπους καρπούμενοι, περὶ τούτων τι διαστάσωσιν.<text:line-break/>ὅθεν καὶ σὺ, φίλτατε Ἀφροδίσιε, διεκποιήσας τὸν τῆς κα-<text:line-break/>τακλίσεως τροπον καὶ στοιχήσας τοῖς προειρημένοις ἀνδράσι<text:line-break/>καρπωσῃ το καλλιστον μέρος τῆς ἑαυτοῦ τέχνης , προγινὼ-<text:line-break/>σκων καὶ προλέγων τὰ μέλλοντα τοῖς κάμνουσι συμβήσε-<text:line-break/>σθαι. αρξωμεθα δὲ τῶν πραγμάτων ἐντεῦθεν.</text:p>
      <text:p text:style-name="P5">[902]<text:tab/></text:p>
      <text:h text:style-name="Heading_20_2" text:outline-level="2">Κεφ. β. </text:h>
      <text:p text:style-name="P5">Πρὸ παντὸς δέον σκοπεῖν τὴν ☾<text:line-break/>κινουμένην κατὰ πρόσθεσιν ἢ ἀφαίρεσιν τοῖς ἀριθμοῖς, οὑ<text:line-break/>τοῖς φωσίν, ὡς τινες πεπλάνηνται, ἀν οὑν γενομένης κατα-<text:line-break/>κλίσεως , ἔν τινι τῶν δωδεκατημορίων ζωιδίων, ἢ ☾ ἄρξηται<text:line-break/>τοῖς ἰδίοις ἀριθμοῖς κινεῖσθαι , κατὰ τὸ ἰσόμοιρον ἐλθοῦσα,<text:line-break/>ἰσομοιρον δέ ἐστι τὸ διάμετρον, ἐπισημασίαν τήν μεγίστην<text:line-break/>ποιήσει. μάλιστα δὲ, ἐὰν καὶ σύνδεσμός ἐστιν, ὅταν <text:span text:style-name="T1">ἀ</text:span>π<text:span text:style-name="T1">ὸ</text:span><text:line-break/>συνόδου εἰς α΄ ☾. σύνδεσμον λύει καὶ πορεύσηται ἐπὶ τὸ<text:line-break/>μεῖζον μέγεθος τοῦ δρομήματος, περὶ τὰς ρα΄ μοίρας αναι-</text:p>
      <text:p text:style-name="P1">ρεἄ ἐὰν δὲ γενομένης κατακλίσεως ἢ ☾ κατ᾽ ἀφαίρεσιν<text:line-break/>κινῆται, ἢ νόσος μέχρι τῆς ἰσομοίρου ἐπισημασίαν ποιησα-<text:line-break/>μένη ἐπὶ τὸ ἰσόμοιρον τήν νόσον ἐπὶ ὑγιέστερον τρέπει.<text:line-break/>πρόσεχε δὲ καὶ τὰς κινησεις, ἤτοι μαρτυρίας τῶν ἀστέρων.<text:line-break/>ἐὰν γὰρ ἢ ☾ κατακλίσεως γενομένης κινῆται ἐπὶ τὸ μεῖζον<text:line-break/>συσχηματιζομένη γ τήν νόσον αὔξει καὶ ἐπικίνδυνον ποιήσει.<text:line-break/>αὐξανομένη δὲ τοῖς τε φωσὶ καὶ τοῖς ἀριθμοῖς, περὶ τῷ<text:line-break/>♂ τὴν ☍. ἀπαραβάτως κίνδυνον ἐποίσει. ἐὰν δὲξ φαὲ-<text:line-break/>θοντι Δα΄ τυχῃ συσχηματιζομένη καθ᾽ οἷον δή ποτ᾽ οὑν<text:line-break/>τρόπον, τὰς νόσους ἀκινδύνους ποιήσει. ἢ ἐπὶ τετραγώνου<text:line-break/>ἐπισημασίας γενομένης , ἀποκαταστήσει σώους ἐπὶ τὸ κατὰ<text:line-break/>τὴν ☍. ἐὰν δὲ φλεγέθοντι Κρόνῳ σχηματίζηται, ἀφαι-<text:line-break/>ροῦσα τοῖς ἀριθμοῖς, ἐπισφαλεῖς καὶ ἐπικινδύνους περὶ τὰς<text:line-break/>Κ μοίρας ἀπεργάζεται. ἐὰν δὲ καὶ σύνδεσμον λύσασα ἐπὶ<text:line-break/>τὰ ἥττονα φέρηται περὶ τὰς ρπ΄ μοίρας , τήν ἀναίρεσιν<text:line-break/>ἀνυπερβάτως ποιήσει. ἐὰν δὲ ἥλιος ἢ ☍. ἐὰν δὲ τῷ ♀<text:line-break/>ἢ ☿ συσχηματισθῇ κατὰ τήν κατάκλισιν ἀφαιροῦσα τοῖς<text:line-break/>ἀριθμοῖς ἢ καὶ τῷ φωτὶ ληγουσα, μειωθήσεται ἢ νόσος περὶ</text:p>
      <text:p text:style-name="P1">τὰς S΄ μοίρας καὶ ἐπισημασίας γενομένης, τραπήσεται ἐπὶ<text:line-break/>τὸ ὑγιαίνειν. ἐὰν δὲ καὶ σύνδεσμον λύση ἔτι μειουμένη ἐπι-<text:line-break/>καθίστησιν ὑγιαίνοντα διὰ ρα΄ μοίρας. δεήσει δὲ προλαμ-<text:line-break/>βανειν καὶ τους λοιποὺς τῶν ἀστέρων, καθ᾽ ἕκαστον ζὼδιον<text:line-break/>πῶς διάκεινται. τῆς γὰρ ☾ ἐπιπορευομένης τὰ ιβ΄ ζὼδια,<text:line-break/>τὰ αἴτια τῶν νόσων ἐντεῦθεν γνωρίζονται. χρή δὲ πρὸ<text:line-break/>πάντων εἰδέναι ώς εἴ τις ἀμελῶς περὶ τὰς ψήφους διατε-<text:line-break/>θείη, οὐδὲν αὐτὸ κατὰ τὸ ἀληθὲς ἀποβήσεται. μή ἀποβαί-<text:line-break/>νοντος δὲ δικαίως ἄν αὐτὸς, οὐχὶ τὸ πρᾶγμα αἰτίας ἔχῃ.<text:line-break/>οἱ δὲ ἀριθμοὶ ὡς ἐπὶ γενέσεως ἐξεταζέσθωσαν. ἐκ γὰρ<text:line-break/>τούτων τὸ ἀκριβὲς γνωσθήσεται.</text:p>
      <text:h text:style-name="Heading_20_2" text:outline-level="2">Κεφ. γ΄. </text:h>
      <text:p text:style-name="P6">Ἐὰν γένηται κατάκλισις ☾ οὕσης ἐν ♈<text:line-break/>προς ♂ ἢ ☉ σχηματιζομένη, ἔσται ἢ νόσος ἀπὸ κεφαλῆς<text:line-break/>ἐξ ἐκκαυσεως καὶ τήν μἢνιγγα ἀλγήσει. καὶ ἔσονται πυρε-<text:line-break/>τοὶ συνεχεῖς. καὶ ἀγρυπνίαι. καὶ καυσωμα καὶ δίψα καὶ<text:line-break/>τραχώδης ἢ γλῶσσα. καὶ τοῦ θώρακος ἐκπύρωσις. ἢ ἥπατος<text:line-break/>πόνος. καὶ σφυγμοὶ ἐπῃρμένοι καὶ ἄτακτοι, τούτοις ὠφέλιμος</text:p>
      <text:p text:style-name="P1">ἢ τοῦ αἵματος ἀφαίρεσις καὶ προσαγωγή πάντων τῶν δυνα-<text:line-break/>μένων ψύχειν καὶ παρηγορεῖν. ἔσται γὰρ παρακοπή καὶ<text:line-break/>φρενῖτις. [903] ἀγαθοποιοῦ δὲ μηδενὸς παρεμπλεκομένου<text:line-break/>τῇ ☾ καὶ ♄ τὸ αὐτὸ σχῆμα ἔχοντος μέχρι τῆς ζ ἡμέρας<text:line-break/>τελευτήσει έν τῷ α΄ τετραγώνω καὶ μάλιστα ἐὰν τοῖς ἀριθ-<text:line-break/>μοῖς ἀναυξάνη ἢ τῷ φωτὶ ἢ ☾. ἐὰν γένηται κατάκλισις ☾<text:line-break/>οὕσης ἐν ♈, σχηματίζεται δέ τις αὐτῆ τῶν κακοποιῶν δια-<text:line-break/>μετρος ἢ □ ἢ σὺν αὐτῇ, φάσιν ποιούμενος δεήσειε τὸν<text:line-break/>ἀστέρα αὐτὸν ἐφορᾶν ποῖός τίς ἐστι. κἀν μὲν ῇ ♄ , τὰ<text:line-break/>περὶ την κεφαλήν αἴτια γίνεται λήθαργος, ἀναίσθητοι, κα-<text:line-break/>ταφωρικοὶ, κατεψυγμένοι, ἔτι δὲ ἀνώμαλοι, τῆς νόσου ποτὲ<text:line-break/>μὲν ανειμένης, ποτὲ δὲ ἐπιτεινομένης, ἐὰν δὲ καὶ τοῖς φω-<text:line-break/>σὶν αφαιρεῖ ἢ τοῖς ὰριθμοῖς ἢ τὸ συναμφότερον, ὼς προεῖ-<text:line-break/>πον σοι, εἰς την εἰρημένην α΄ μοῖραν ἐπισημασίαν μεγίστην<text:line-break/>ἕξει. προςλάμβανε δὲ καὶ τὰς λοιπάς. ἐάν γὰρ ♃ ἢ ἥλιος<text:line-break/>προσνεύσῃ κατά τι σχῆμα , μέχρι τοῦ ἄκρου κινδύνου ἐλεἹπ<text:line-break/>σεται καὶ παραλλάξας τὴν διάμετρον σωθήσεται. ἐὰν δὲ<text:line-break/>Ἐρμῆς μόνος σχηματισθῇ τῷ προκειμένῳ ὅρω, ἀπαραλλά-</text:p>
      <text:p text:style-name="P1">κτως τελευτήσει. εἰ δὲ καὶ πυρόεις Ἄρης, πρὸς τὸ προ-<text:line-break/>κείμενον σχηματισθείη σχῆμα, ἀντιλήπτορές σοι μᾶλλον νο-<text:line-break/>μιζέσθωσαν. διὸ δεήσει σε πᾶσαν σύνεσιν προσάγειν, εἰ-<text:line-break/>δότα ὅτι τοῦ αστεύος ψυκτικώτερα τὰ πάθη καὶ ῥευματω-<text:line-break/>δεύτερά ἐστιν. ἐὰν δὲ Ἄρης συσχηματίζεται ἢ τῷ ☍<text:line-break/>προστιθεῖσα τοῖς αριθμοῖς ἢ καὶ τῷ φωτὶ, ποιήσει τὰ περὶ<text:line-break/>την κεφαλην παθη · παρακοπάς^ φρενίτιδας · περιωδυνίας ·<text:line-break/>φλεγμονάς · πυρωσεις· αἔμαγμοὐς. δεήσειεν οὑν ἐν πᾶσι<text:line-break/>χρῆσθαι τοῖς δυναμένοις ψύχειν καὶ διαφορεῖν. καὶ τού-<text:line-break/>τοις μάλιστα περὶ τὸ □. ἐπειδή ἀπὸ τῆς διὰ τρίτου ἄρ-<text:line-break/>χεται τοῦ αὔξειν τὸ μέγεθος τῆς νόσου · ἐπισφαλῆ δὲ καὶ<text:line-break/>οξυτατα παθη μέχρι τῆς διαμέτρου γενήσεται. ἐαν δὲ<text:line-break/>Ἐρμῆς συσχηματισθῇ τῷ προκειμένῳ ὅρῳ, σωθήσεται κιν-<text:line-break/>δυνευσας , μετα γαρ ♂ συμφωνεῖ, μετὰ δὲ ♄ τοὐναντίον.<text:line-break/>ἐὰν δὲ γενομένης κατακλίσεως σχηματισθῇ ἢ ☾ τῷ Διὺ ἢ<text:line-break/>τῷ Ἐρμῇ καὶ τῇ ♀ . κὰν ὁποτέρῳ αὐτῷ μόνῳ ἀνωμάλους<text:line-break/>μὲν τὰς νοσους ποιεῖ καὶ εἰς ἕτερα πάθη μετακυλίονται.<text:line-break/>σὼζονται δὲ ἀπαραβάτως. χρὴ οὑν σε προσέχειν ταῖς διαί-</text:p>
      <text:p text:style-name="P1">ταις, αἰωραις τε καὶ περιπάτοις καὶ βαλανείοις καὶ οἴνου<text:line-break/>δοσει. οἱ μὲν γαρ προς ♄ κατακλιθέντες ἐπιθυμήσουσι<text:line-break/>καὶ βαλανείων καὶ ἢρεμίας ἐπὶ κλίνης, πολυτροφίας τε καὶ<text:line-break/>θερμοποσίας. οἱ δὲ πρὸς Ἄρεως ψυχροποσίας, κινήσεως,<text:line-break/>οἴνου, ἀνέμων. χρή οὑν σε καθ^ ἕκαστον ἀστέρα ἰδιο-<text:line-break/>τροπως τῆς ἐπιθυμίας μὴ ἀποσπᾶν. ἕκαστος γὰρ τῶν ἄστε-<text:line-break/>ρων οἷς ἥδεται καὶ ἐπιθυμεῖ, τούτοις καὶ ὠφελεῖται ὡς γὰρ<text:line-break/>ἐμοὶ δοκεῖ, κράτιστε Ἀφροδίσιε, μὴ νομίσεις ταύτας τὰς<text:line-break/>θεραπείας ἐναντιωματα εἰναι κατὰ τὸν ἰατρικὸν λόγον. ἐγὼ<text:line-break/>γαρ γνους τας φυσεις τῶν ἀστέρων προσεφώνησά σοι ᾦτινι<text:line-break/>ἕκαστος ἥδεται ἵνα ῇς ἐν πᾶσιν ἀδιάπτωτος.</text:p>
      <text:h text:style-name="Heading_20_2" text:outline-level="2">Κεφ. δ΄. </text:h>
      <text:p text:style-name="P6">Ἐὰν δὲ τῆς ☾· οὔσης ἐν ♉ κατακλιθῇ τις<text:line-break/>Κρονου ὄντος ἐν τῷ □ ἢ διαμέτρῳ ἢ συνόντος τῇ ☾ μά-<text:line-break/>λιστα αφαιρουσης καὶ τῷ φωτὶ καὶ τοῖς ἀριθμοῖς, ἔσται ἢ<text:line-break/>νοσος καὶ ἐν τῇ καταρχῇ, ἀπο κραιπάλης καὶ περιφορῶν<text:line-break/>καὶ πλήθους καὶ ἔσονται στεγνοὶ πυρετοὶ καὶ τῶν ὑποχον-<text:line-break/>δρίων ἄλγησις [904] καὶ τῶν ἄρθρων πόνος καὶ σφυγμοὶ</text:p>
      <text:p text:style-name="P1">ἐπῃρμένοι καὶ ἄτακτοι · καὶ ὅλου τοῦ σώματος φλεγμονή καὶ<text:line-break/>περὶ τὸν πνευμονα βάρους αἴσθησις καὶ εὐωνύμου πλεύρου·<text:line-break/>τούτοις βοηθεῖ η τοῦ αἵματος ἀφαίρεσις καὶ πάντων τῶν<text:line-break/>δυναμένων καθελεῖν τήν ἕξιν. ἀγαθοποιῶν οὑν μή παρεμ-<text:line-break/>πλεκομένων μέχρι τῆς διαμετρου, ἀπαραβάτως τελευτήσει<text:line-break/>ἐὰν δὲ καὶ τοῦ πυροεντος το αὐτο σχήμαθ ἐπισχῇ ἢ ☍ ἐν<text:line-break/>τῷ πρώτῳ □ τελευτήσει. αγαθοποιῶν δὲ παρόντων καὶ τήν<text:line-break/>πανσέληνον ἐπιθεωρούντων κινδυνεύσας ζ΄θἢσεται. ἐὰν δὲ<text:line-break/>τῆς ☾ πανσελήνου οὔσης ἐν τῷ ταύρου, κατακλιθῇ τις μά-<text:line-break/>λιστα ἡμέρας οὔσης, ♂ συνόντος αὐτῇ ἢ διάμετρος ἢ □,<text:line-break/>ἔσται ἢ νόσος ἐκ πλήθους αἵματος καὶ στέγνωσις καὶ ἐκπύ-<text:line-break/>ρωσις καὶ τοῦ τραχηλου καὶ οστέων ἄλγησις καὶ ἀγρυπνία<text:line-break/>ὑπερβαλλουσα καὶ ἐπιθυμία πολλη οἴνου καὶ ψυχροῦ · τού-<text:line-break/>τοις σύν ἢ τοῦ αἵματος ἀφαίρεσις ὠφέλιμος καὶ πάντα τὰ<text:line-break/>ἀναχαλῶντα. ♄ δὲ τὸ αὐτὸ σχῆμα ἐπέχοντος τῆ πανσε-<text:line-break/>λήνῳ, μηδενος αγαθοποιοῦ παρεμπλεκομένου, τήν ἐννάτην<text:line-break/>ἡμέραν οὐχ υπερβήσονται. ἀγαθοποιῶν δὲ παρόντων ἢ<text:line-break/>συσχηματιζομένων, κινδυνευσας μέχρι τῆς ὀγδόης ἡμέρας</text:p>
      <text:p text:style-name="P1">σωθήσονται. ἑὰν δὲ τῆς σελήνης οὔσης ἐν ♉ κατακλιθῇ<text:line-break/>τις κατὰ τον προκείμενον ὅρον μειουμένης αὐτῆς καὶ τοῖς<text:line-break/>φωσὶ καὶ τοῖς ἀριθμοῖς, αὐτῇ δὲ σχηματισθῆ ♄ καθ' οἷον<text:line-break/>δήποτ ᾽ οὑν τρόπον, μάλιστα ἐὰν ὁ ♀ συμπεριειλημμένος ῇ<text:line-break/>τὰ πάθη κατ ἰδιοτροπίαν μὲν τοῦ ζωδίου, κατὰ τὰς ἀρχὰς<text:line-break/>ἔσται βραδυκίνητα, δυσσύνοπτα, ὡς μή ὑπαρχούσης νόσου,<text:line-break/>νωχελεῖς τε τοῖς σωμασι καὶ τὰς λαλιὰς τεθραυσμένοι · ἀνόρε-<text:line-break/>κτοι δὲ τῷ στομὶ· ᾽ῳ καὶ τὰς ἐν βαθει θερμασίας ὑποφαί-<text:line-break/>νοντες , τοῖς τε ἄρθροις ἐναλγεῖς καὶ τὸ ὅλον σῶμα παρα-<text:line-break/>μένοι. ταῦτα δέ σοι τὰ σημεῖα προστίθημι ἐπὶ παντὸς<text:line-break/>ζωδίου. καὶ ἐαν τι τῶν εἰρημένων φαίνεται, εὐσύνοπτος ἢ<text:line-break/>περὶ τους κάμνοντας ὰποφασις ἀν εἴη. φύσει γὰρ τὸ ζὼ-<text:line-break/>διον τοῦτο ἔχον ἐπισημασίας τῶν ὑδάτων, ἄγει χειμῶνας καὶ<text:line-break/>κατα γῆν τε καὶ κατὰ θαλασσαν καὶ πνευματων παντοίων<text:line-break/>ἐπισημασίας κινεῖ, διὸ δεῖ σε τῆς κεφαλῆς ἐπιμέλειαν ποιεῖν.<text:line-break/>ὑποφανει γὰρ σοι ἀπαθές τὸ αἴτιον τῆς καταρχῆς τῆς νο-<text:line-break/>σου, δέο καὶ τὸ νευρωδες ὅλον συμπαθήσει καὶ τὰ τοῦ στο-<text:line-break/>μάχου παρακολουθήσει αἴτια. οἵ τε γὰρ σφυγμοὶ ἐνδεδυκό-</text:p>
      <text:p text:style-name="P1">τες καὶ μυρμηκίζοντες μαλιστα περὶ τῆν ἡμέραν, διὸ χρή<text:line-break/>τρέφειν μὲν, μὴ εὐλαβεῖσθαι δὲ ώς ὑπερβάλλουσαν ἀσθὲ-<text:line-break/>νειαν ὅσον διὰ την μικροψυχίαν, τάς τε τοῦ αἵματος ὰφαι-<text:line-break/>ρέσεις καὶ τῆς κοιλίας τήν ὑπαγωγήν ποιεῖσθαι πάντα ὰφαι-<text:line-break/>ροῦντα. απο δὲ τῆς □ , ἐπὶ τήν ☍ παρατηρεῖσθαι. ἐὰν<text:line-break/>γαρ συνδέσμου λυσασα τῆς σημασίας ἐπὶ τὸ βέλτιον κινήση,<text:line-break/>ἔσται ἐπὶ τῆς ☍ ἢ κατάλυσις τῆς νόσου. ἐὰν δὲ λύσασα<text:line-break/>τον συνδεσμον ἐπισημασίας ἐπὶ τὸ χεῖρον ποιήσει, μάλιστα<text:line-break/>μηδενος αγαθοποιοῦ ἐπὶ τῆς κατακλίσεως παρεμπλακέντος<text:line-break/>την ☍ οὐχ ὑπερβήσεται. ἐὰν δὲ τῆς ☾ οὔσης ἐν ♉ κα-<text:line-break/>τακλιθῇ τις καὶ σχηματισθῇ τῷ ♂ ἢ τῷ ☉ μάλιστα ἐπὶ<text:line-break/>πανσέληνα η ἀμφίκυρτα αὔξουσα τοῖς ἀριθμοῖς, ἔσται τὰ<text:line-break/>αἴτια περὶ τον τράχηλον καὶ τὰ ὑποχόνδρια, ἐκ πλησμονῆς ·<text:line-break/>οἵ τε πυρετοὶ καυσὼδεις καὶ ἐστεγνωμένοι · καὶ περὶ τῆν<text:line-break/>γλῶσσαν τραχυτης · καὶ πικρία στοματος· αὐτοί τε τοὺς<text:line-break/>όφθαλμους ταυρηδὸν σχηματίζοντες, πᾶσά τε ὰπειλή περὶ<text:line-break/>τὸ πρόσωπον, τάς τε λαλιὰς θρασείας καὶ πυκνότερον ἀνα-<text:line-break/>πηδῶσι, πικραινόμενοι πρὸς τοὺς οἰκείους, διψαλέοι τε.</text:p>
      <text:p text:style-name="P1">χρὴ οὑν τῆς κοιλίας ποιεῖσθαι ἐπιμέλειαν πρὸς τὸ στεγνῶ-<text:line-break/>σαι, τάς τε τοῦ αὶματος ἀφαιρέσεις μάλιστα προσάγειν καὶ<text:line-break/>μή πολύ αποσπὰν τῆς ἐπιθυμίας τοῦ ψυχροποτεῖν. αἱ γὰρ<text:line-break/>νόσοι ἀπο τῆς ἀρχῆς ὀξύτεραι μέχρι τῆς διὰ πέμπτου ἕως<text:line-break/>τῆς ζ΄ προσεδρεύειν δὲ χρή. ἐὰν γὰρ ἴδης τὸν ♌ κατὰ<text:line-break/>τὸν δ΄, ἔσται καρδιακή διάθεσις. [905] διὸ χρή τῇ ἑβδο-<text:line-break/>μαία προσεδρευειν πᾶσαν τὴν ῶραν καὶ παρασκευάσασθαι<text:line-break/>πρός τε τοῦ οἴν υ καὶ ψυχροῦ δόσιν. ἀπὸ δὲ τῆς ἑβδο-<text:line-break/>μαίας, ἐαν ἐπὶ το χείρον τραπῇ, χρή ἀπογινώσκειν, ἀπαραι-<text:line-break/>τήτως γαρ τελευτησει. συνορῆν δὲ χρὴ καὶ τὰς ῶρας ἐπὶ<text:line-break/>ταυτης τῆς ἐπισημασίας, πῶς δυνηθείης ἀν πρὸς τοὺς ἀγα-<text:line-break/>θοποιοὺς σχηματίζειν την ῶραν· καὶ βοηθεῖν πρὸς τὸ ύπο-<text:line-break/>στρέφειν ἢ λούειν ἢ οἰνοποτεῖν. ἐὰν γὰρ κατὰ ταύτην τήν<text:line-break/>ἐπισημασίαν δοθῇ τροφή , ὅπερ ἐστὶ κατὰ τὸν ἰατρικὸν λό-<text:line-break/>γον ἐναντίωμα , πρός δὲ ἀγαθοποιὸν ῶραν φερομένη μεγά-<text:line-break/>λως βοηθησει. ἐὰν δὲ τῆς ☾ οὕσης κατὰ τὸν προειρημένον<text:line-break/>τρόπον, σχηματισθῇ ὁ ♃ ἢ ὁ ☿ ἢ ἢ ♀ , ἐάν τε προστιθῇ<text:line-break/>τοῖς ἀριθμοῖς, ἐάν τε ἀφαιρῇ ἢ ☾ μέχρι τῆς ☍, τῇς σΟ··</text:p>
      <text:p text:style-name="P1">τηριάς πρόδηλος ὁ τρόπος. χρή σῦν ἄτερ πάσης προσαγω-<text:line-break/>γῆς διὰ τῶν ἀφαιρούντων διαιτᾶν.</text:p>
      <text:h text:style-name="Heading_20_2" text:outline-level="2">Κεφ. ἔ. </text:h>
      <text:p text:style-name="P6">Ἐὰν δὲ τῆς ☾ ἐν ♊ οὔσης κατακλιθῇ τις,<text:line-break/>συνόντος ♄ ἢ ☍ ἢ □ , ἔσται ἢ καταρχή τῆς νόσου, ἀπὸ<text:line-break/>κόπου καὶ ἀγρυπνίας ἢ ὁδοιπορίας μάλιστα , ἐὰν ἡ ☾ ἀφαι-<text:line-break/>ρῇ τῷ φωτὶ καὶ τοῖς ἀριθμοῖς. ἕξει γὰρ ἐναργῆ τὰ ἄρθρα<text:line-break/>καὶ κατα μικρον ἢ νοσος ἐκφαίνει · καὶ ἀπὸ τῆς διὰ τρίτου<text:line-break/>ἄρχεται αὔξειν μέχρι τῆς εἰκοστῆς. ἔσονται γὰρ λεπτοὶ οἱ<text:line-break/>πυρετοὶ καὶ καθαιρέσεις παντὸς τοῦ σώματος, νυκτεριναῖς<text:line-break/>ἐπιτάσεσι πυκνοτέραις καὶ σπληνός αἴσθησις. ἀγαθοποιοῦ<text:line-break/>δὲ μηδενος παρεμπλεκομένου, πυρόεντος τοῦ ♂ τὸ αὐτὸ<text:line-break/>σχῆμα ἐπέχοντος , μετὰ τήν ἔ ἡμέραν τελευτήσει. ἀγαθο-<text:line-break/>ποιῶν δὲ παροντων καὶ τήν ☾ ἐπιθεωρούντων, εἰς χρόνων<text:line-break/>πάθη καὶ περιοδικὰ ἐμπεσὼν σωθήσεται. ἐὰν δὲ ☾ οὕσης<text:line-break/>ἐν ♊ κατακλιθῇ τις πυρόεντος ♂ ἢ συνόντος ἢ □ ἢ ☍<text:line-break/>αὐξούσης τοῖς ἀριθμοῖς καὶ τῷ φωτὶ, ἔσται ἢ νόσος<text:line-break/>ἐπισφαλὴς καὶ ἐπικίνδυνος. ἔσονται γὰρ πυρετοὶ συνεχεῖς</text:p>
      <text:p text:style-name="P1">καὶ στεγνοὶ καὶ καυσώδεις καὶ σφυγμοὶ ἐπῃρμένοι καὶ ἄτα-<text:line-break/>κτοι · τούτοις οὑν ὠφέλιμος ἔσται ἡ τοῦ αἵματος ἀφαίρε-<text:line-break/>σις. ἐὰν δὲ ἀγαθοποιὸς μηδεὶς τήν ☾ θεωρεῖ, τοῦ ♄ τό<text:line-break/>αὐτὸ σχῆμα ἔχοντος , μέχρι τῆς ☍ τελευτήσει. ἐὰν δὲ ἄγα-<text:line-break/>θοποιὸς ἐπιθεωρεῖ τήν ☾ κινδυνεύσας σωθήσεται. ἐὰν δὲ<text:line-break/>τῆς ☾ οὔσης ἐν ♊ κατακλιθῇ τις, ἔσται ἀπὸ κόπου καὶ<text:line-break/>βαλανείων το προκαταρκτικον αἴτιον, πᾶσά τε ὑγρότης καθ-<text:line-break/>έξει τὸ πάθος. μἐὰν δὲ συσχηματισθῇ φαίνων ♄ συμπαρα-<text:line-break/>λαβῶν στίλβοντα ☿ , τῆς ☾ μάλιστα ἐκ τῆς ☍ ἀφαιρούσης<text:line-break/>τοῖς ἀριθμοῖς, ἔσται ἐναλγὴς τὰς ὠμοπλάτας καὶ περὶ τὰς<text:line-break/>ψόας, ὅλον τε το σῶμα διάπυρον καὶ περὶ τήν ἐπιφάνειαν, ώς<text:line-break/>ἐκ κατακαυσεως ἀλγῶν. ἔσονται δὲ ἀνωφελεῖς αἱ τοῦ αἵμα-<text:line-break/>τος ἀφαιρέσεις, ὅπερ αὐτοὶ ἐπιθυμοῦσιν. ἐναντιοῦται δὲ<text:line-break/>καὶ ψυχροῦ πόσις μέχρι τῆς ἑβδόμης. σύνδεσμον δὲ λυού-<text:line-break/>σης καὶ κινουμένης αὐτῆς ἐπὶ τὰ ἥττονα ἀπαραβάτως ἀναι-<text:line-break/>ρεθήσεται. ἐὰν δὲ ἐν τῷ προκειμένῳ ὅρῳ σχηματισθῆ τις<text:line-break/>τῶν ἀγαθοποιῶν κατὰ τὴν κατάκλισιν, εἰς ἕτερα ἀ<text:span text:style-name="T1">φ</text:span>΄ ἑτέρων<text:line-break/>πάθη περιπίπτουσιν οἷον ἰσχιάδας καὶ ἄλλα τινὰ ἀλγήματα</text:p>
      <text:p text:style-name="P1">περὶ αὐτὰ τὰ ἄρθρα , η δὲ ποσοτης σοι τοῦ χρόνου, δηλω-<text:line-break/>θήσεται ἐξ αὐτῆς τῆς συναφῆς τῆς ☾, τουτέστι τῆς προβῶ-<text:line-break/>σεως τοῦ ἀγαθοποιοῦ ἀστέρος · σὼζονται γὰρ ἀπαραβάτως.<text:line-break/>ὁ δ᾽ αὐτὸς ὅρος καὶ ἐπὶ παντος ζωδίου. ἐὰν δὲ ἀσχημά-<text:line-break/>τιστος ἄπασι τοῖς ἄστρασιν ἢ κατάκλισις γένηται, ἀνὼμα-<text:line-break/>λοί εἰσιν αἱ νοῦσοι, ἐπὶ δὲ τῆς ☍ ἀπαλλάσσονται. κείσθω<text:line-break/>δέ σοι ἢ ἀνωμαλία οὕτως. ἐα΄ ᾦ ἀν ζωδίῳ γεύηται ἡ ☾,<text:line-break/>την οἰκοδεσποτείαν λαμβανε · [906] σημαίνει γάρ σοι αὐτὸς ὁ<text:line-break/>αστὴρ την διήμερον, πότερον ἐπιταθήσεται ἢ ἀνεθήσεται.<text:line-break/>ἐαν δὲ ἐν τῷ προκειμένῳ ὅρῳ τῆς κατακλίσεως τῆς ☾ οὕσης<text:line-break/>ἐν ♊, συσχηματισθῇ ♂ ἢ <text:s/>☉ <text:s/>καθ' οἷον δή πού οὑν τρό-<text:line-break/>πον ἢ καὶ ἀμφότεροι καὶ μάλιστα ἐὰν πανσελήνη ἢ ἀμφί-<text:line-break/>κυρτος τύχοι, φέρεται δὲ ἐπὶ τὰ μεγάλα κινουμένη, ἔσται<text:line-break/>μὲν ἐκ παντὸς τρόπου πρόληψις τοῦ κάμνοντος ἐπὶ τῷ ἀπελ-<text:line-break/>πίζειν τοῦ ἑαυτοῦ · καὶ δακρύουσιν ἐπὶ τῷ οὕτως διαθέ-<text:line-break/>σθαι, ἔκπαλτοι δὲ καὶ θρασεῖς ταῖς λαλιαῖς γίνονται, εἰδῶ-<text:line-break/>λων φαντασίαις ἐναλλομενοι· κατα αὔξησιν τῶν ὅλων τὸ<text:line-break/>πάθος κινούμενον. ἐπὶ δὲ τῆς. ἡμέρας καὶ στομάχου ἀσθε-</text:p>
      <text:p text:style-name="P1">νείας καὶ περὶ τὴν μήνιγγα διάθεσις, ὥστε καὶ ἐκλύτους<text:line-break/>καὶ ἀσφύκτους γίνεσθαι. χρή οὗν τῶν ἄκρων ἐπιμελεῖσθαι,<text:line-break/>διαδεσμεὑοντας καὶ πυριῶντας τάς τε τοῦ αἵματος ἀφαιρὲ-<text:line-break/>σεις εὐθέτους ἡγεῖσθαι · κατὰ δὲ τὸ ζώνιον, μᾶλλον δὲ όρε-<text:line-break/>γομεύων αὐτῶν πρὸς τὰς τροφὰς ἐπιδιδόναι · ἀπὸ γὰρ τοῦ<text:line-break/>συνδέσμου γνώσῃ τὸ σημεῖον καὶ ὑπακοὑσεις λύειν τὴν νό-<text:line-break/>σον ἢ καὶ παρὰ τῷ στομάχῳ, εὐτονώτερόν σοι φανήσεται<text:line-break/>ἢ τὸ τῆς μήνιγγος ἀποθέμενοι, σωζονται οὑτοι ἀνυπερβά-<text:line-break/>τως. ἐὰν δὲ ἀπὸ τῆς ☍ ἐπὶ τὸ μεῖζον τραπῇ ἢ νόσος καὶ<text:line-break/>κατὰ τήν κοιλίαν λεπταὶ ἀνενεχθῶσι, ἀπαραβάτως ἀναι-<text:line-break/>ροῦνται. βοηθεῖ δὲ μεγάλα ἢ προσαγωγή τῶν εἰωθότων.<text:line-break/>ἐὰν δὲ τῷ προκειμένῳ ὄρῳ οἱ ἀγαθοποιοὶ συσχηματισθῶσι<text:line-break/>κατὰ τόδε τὸ ζώδιον καὶ ἢ ☾ ἐάν τε ἀφαιρῇ, ἐάν τε προσ-<text:line-break/>τιθῇ, πᾶσαν μὲν φαρμακείαν παραιτεῖσθαι δεῖ, διαιτῆν δὲ<text:line-break/>ἁπλοῖς καὶ εὐκαίροις βαλανείοις καὶ αἰώραις καὶ γυμνασίαις<text:line-break/>ταῖς διὰ τῶν χειρῶν · ἀνυπερβάτως γὰρ σώζονται. τινὲς δὲ<text:line-break/>ἐπὶ αὐτῆς τῆς □ ἀπαλλάττονται τῆς νόσου.</text:p>
      <text:p text:style-name="P7">Κεφ. στλ Ἐὰν δὲ τῆς ☾ οὕσης ἐν ♋ κατακλιθῇ τις<text:line-break/>♄ συνόντος τε ἢ ☍ ἢ □, ἔσται ἢ καταρχή τῆς νόσου<text:line-break/>ἀπὸ βαλανείων καὶ περιψύξεως καὶ περὶ τὸν θὼρακα ῥευ-<text:line-break/>ματισμὸς καὶ βῆχες καὶ στέγνωσις τοῦ σώματος καὶ πυρέτια<text:line-break/>λεπτὰ καὶ κακοήθη καὶ σφυγμοὶ λεπτοὶ καὶ ἀσθενεῖς καὶ<text:line-break/>πλευροῦ αἴσθησις. τούτοις οὑν πάντα τὰ θερμαίνοντα ἀρ-<text:line-break/>μύσει. ἐὰν δὲ ἀγαθοποιὸς μὴ ἐπιθεωρήσῃ τὴν ☾, παρελ-<text:line-break/>κύσας τήν νόσον οὗτος τελευτήσει μέχρι τεσσαράκοντα ἡμε-<text:line-break/>ρῶν. ἐὰν δὲ ἀγαθοποιὸς τὴν ☾ ἐπιθεωρήσῃ, πολλὰ κακο-<text:line-break/>παθησας σωθήσεται. ἐὰν δὲ τῆς ☾ οὔσης ἐν ♋ ἢ ♂<text:line-break/>συνόντος αὺτῇ ἢ □ ἢ ☍, κατακλιθῇ τις, ἔσται ἡ καταρχή<text:line-break/>τῆς νοσου ἀπὸ ἐμέτων καὶ χολέρας καὶ τῆς τοῦ στομάχου</text:p>
      <text:p text:style-name="P8">ἀνατροπῆς. τούτοις οὖν ἁρμόσει πάντα ψύχοντα καί στε-<text:line-break/>γνοῦντα. εαν δὲ ἀγαθοποιοὶ μή ἐπιθεωρήσωσι τὴν ☾ ἐν<text:line-break/>τῇ α΄ □ τελευτήσει. ἐὰν δὲ ἀγαθοποιὸς ἐπιθεωρήσῃ τήν ☾<text:line-break/>ἐν τῇ α΄ □ σωθήσεται. ἐὰν δὲ τῆς ☾ οὕσης ἐν ♋ κατα-<text:line-break/>κλιθῇ τις, ἔσται ἢ νόσος ἐκ πληθώρας οἴτου καὶ ἐμ φορή-</text:p>
      <text:p text:style-name="P1">σεως. ἄρξεται δὲ ἀπὸ διαστασεως και ὑψηλώσεως τῶν με-<text:line-break/>λῶν συγκαμνόντων καὶ διαλογιστικοὶ ὑποφαίνουσι τὸ νοσοῦν.<text:line-break/>ἔσται δὲ ἀπὸ ἐμέτων πυκνοτέρων καὶ χολῆς πλεονασμοῦ.<text:line-break/>δυσπνοοῦσιν οὑν καὶ τὰ πλευρὰ ἐπαισθάνονται ῥυπτιζόμε-<text:line-break/>νοι πάνυ καὶ ἐν ἀέρι ψυχρῷ βουλόμενοι εἶναι ἀεὶ, ὥστε καὶ<text:line-break/>τὰ περιβόλαια ἀπορρίπτειν καὶ περὶ τὰ κῶλα ἐναλγεῖς με-<text:line-break/>τανιστάμενοι πυκνότερον μάλιστα ἀπὸ ☍, διὸ δεῖ μή μόνον<text:line-break/>ἀφεστάναι τῆς τοῦ ψυχροῦ δόσεως, ἀλλὰ καὶ προσάγειν τὰ<text:line-break/>δυνάμενα ψύχειν καὶ διαφορεῖν καὶ μάλιστα κατὰ τὰς ἀρχάς^<text:line-break/>[907] ἐὰν δὲ καὶ ἢ ☾ τῷ ♂ ἢ ☉ ἢ καὶ ἑκατέροις σχη-<text:line-break/>ματισθῆ καθ᾽ ὁπότερον φάσεως τρόπον, οἱ πυρετοὶ κατ᾽<text:line-break/>ἐπίθεσιν καὶ αὕξησιν, οἵ τε σφυγμοὶ ἀνωμαλοι ποτὲ μὲν αὐ-<text:line-break/>ξάνοντες, ποτὲ δὲ διαλεπτυνόμενοι · διὸ συμφέρει ἢ τοῦ αἵ-<text:line-break/>ματος ἀφαίρεσις, ἀπὸ γὰρ τῆς διὰ πέμπτου μέχρι τῆς S<text:line-break/>μοίρας, τουτέστι τῆς τοῦ □ πλευρᾶς ἐπακολουθήσει ἐπάλ-<text:line-break/>ληλα καὶ κακοήθη παθη. μηδενὸς δὲ ^παρεμπλακέντος ἀγα-<text:line-break/>θοποιοῦ, μέχρις οὗ τὸν σύνδεσμον λύσῃ, περὶ τὸ νευρῶδες<text:line-break/>πάσχουσι καὶ παρακόπτονται, ἐπιβοῶντες καὶ κραυγάζοντες.</text:p>
      <text:p text:style-name="P1">φυσικῶς δὲ καὶ κατὰ τόδε τὸ ζώδιον, ἐν ταῖς νυξὶ τὰ πάθη<text:line-break/>ἐπιγίνεται. ἐὰν δὲ τὸν σύνδεσμον λύσῃ καὶ ἐπὶ τὰ ἦττον<text:line-break/>κινῆται, συναψῃ δὲ ἀγαθοποιῷ, εἰς περιοδικὸν πάθος οἷον<text:line-break/>τεταρταῖον ἐμπεσων σωθησεται. ἐὰν δὲ κακοποιῷ συνάπτη,<text:line-break/>οὐδὲν ἥσσον τῷ περιοδικῷ τρόπῳ ὰναιρεθήσεται · ἐὰν δὲ<text:line-break/>ἐν τῷ προειρημένῳ τρόπῳ μηδεὶς τύχοι μέσος μέχρι τῆς<text:line-break/>☍, τῆς ☾ σύνδεσμον λυούσης καὶ κινουμένης ἐπὶ τὰ ἥσσο-<text:line-break/>να σωθησεται. ἐὰν δὲ ἐπὶ τὰ μείζονα ἀπὸ συνδέσμου κι-<text:line-break/>νῆται, μέσος δὲ τύχοι κακοποιὸς, λέγω δή ♄ , μέχρι τῆς ☍<text:line-break/>κινδυνεύσας σωθήσεται. φύσει δὲ οἱ κατακλιθέντες ἐν τῷδε<text:line-break/>τῷ ζωδιῳ δυσεκλείπτους τὰς νόσους ἕξουσι καὶ κακοήθεις.<text:line-break/>καὶ τα δοκοῦντα αὐτοῖς βοηθεῖν θεραπεύματα ἐναντιοῦνται.<text:line-break/>αρμόζει δὲ καὶ οἴνου δόσις καὶ βαλανεῖα καὶ τροφαὶ δυνά-<text:line-break/>μεναι ταχέως ἀναδίδοσθαι. ἐὰν δὲ ἐν τῷ προκειμένῳ ὅρῳ<text:line-break/>♄ ἢ ♀ σχηματισθῶσιν, ἀνεθήσονται μὲν αἱ νόσοι, καθώς<text:line-break/>σοι ὑποδέδεικται · περισσότερον δὲ περὶ τὰ ἄρθρα ἕξουσι<text:line-break/>πόνους καὶ περὶ τὰ ῶτα· τινὲς δὲ περὶ τὸν πνεύμονα ἢ</text:p>
      <text:p text:style-name="P1">περὶ τὸ ἢπαρ, τὰ πάθη ἴσχουσιν οὕτως δὲ καὶ πολυχρό-<text:line-break/>νιοι αἱ νόσοι. ἐὰν οὗν τούτῳ τῷ σχήματι κινῆται ἢ ☾<text:line-break/>ἀφαιροῦσα τοῖς ἀριθμοῖς, χρονίζουσι τὰ πάθη. καὶ οὐδὲν<text:line-break/>ἥσσον ἐν τῷ πάθει τελευτήσουσιν. ἐὰν δὲ κατὰ αὔξησιν<text:line-break/>τοῖς ἀριθμοῖς προστιθῇ καὶ τῷ φωτὶ η ☾ καὶ ὁ ♃ καθ᾽<text:line-break/>οἷον δή ποτ᾽ οὑν τρόπον προσκληθῇ, κατακλιθήσονται μὲ-<text:line-break/>χρις οὗ ἢ ☾ παραγένηται ἐπὶ τὸ ι΄ ζώδιον τῆς κατακλίσεως.<text:line-break/>ἐὰν δὲ ἀνεπιθεώρητος εἵη ἀπὸ τε κακοποιῶν καὶ ἀγαθο-<text:line-break/>ποιῶν, ἐν αὐτῷ τῷ ζωδίῳ τῆς νόσου λυθήσονται. ἐὰν δὲ<text:line-break/>ἀγαθοποιοὶ μόνοι καὶ ☿ καθ᾽ οἷον δή ποτ᾽ οὑν τρόπον<text:line-break/>σχηματισθῶσι μέχρι τῆς □ τὰ πάθη λύουσι. χρή οὑν τῶν<text:line-break/>πυκνοτέρων βαλανείων ἀπέχεσθαι. ἐπὶ τὰ γυμνάσια δὲ<text:line-break/>καὶ τὰς αἰώρας τρέπεσθαι. οὕτω γὰρ παραμυθήσονται αἱ<text:line-break/>νοσοιή</text:p>
      <text:h text:style-name="Heading_20_2" text:outline-level="2">Κεφ. ζ΄. </text:h>
      <text:p text:style-name="P6">Ἐὰν δὲ τῆς ☾ οὕσης ἐν ♌ κατακλιθῇ τις<text:line-break/>♂ συνόντος ἢ ☍ ἢ □ , ἔσται ἦ καταρχή τῆς νόσου ἐκ<text:line-break/>πλήθους καὶ ὠμότητος. ἔσται γὰρ περὶ τὸν θώρακα αἵ-</text:p>
      <text:p text:style-name="P1">σθησις καὶ τὰ ὑποχόνδρια. καὶ πυρετοὶ ἐπιτεταμένοι γενή-<text:line-break/>σονται. καὶ η ἐν βαθει θερμασία μᾶλλον ἢ τῇ ἐπιφανεία<text:line-break/>καὶ κοιλία στεγνή. τούτοις οὑν ἁρμόσει πάντα τὰ ἀναθερ-<text:line-break/>μαίνοντα καὶ ἀναχαλῶντα. ἐὰν δὲ ἀγαθοποιοὶ μή ἐπιθεω-<text:line-break/>ρήσωσι τήν ☾, μέχρι τῆς ☍ τελευτήσει. ἐὰν δὲ ἀγαθο-<text:line-break/>ποιοὶ την ☾ ἐπιθεωρήσωσι, πολλὰ κακοπαθήσας σωθήσεται.<text:line-break/>ἐὰν δὲ τῆς ☾ οὕσης ἐν ♌ κατακλιθῇ τις, ♂ συνόντος ἢ<text:line-break/>☍ ἢ □, ἔσται ἢ καταρχή τῆς νόσου, ἀπὸ πλήθους αἵμα-<text:line-break/>τος καὶ ἔσονται πυρετοὶ ῥοώδεις καὶ σφυγμοὶ ἄτονοι καὶ<text:line-break/>ἐνδεδυκότες καὶ λιποθυμίαι καὶ ἀνορεξίαι καὶ βάρος καὶ<text:line-break/>καταφορὰ καὶ πάρεσις παντὸς τοῦ σώματος. καὶ καρδιακη<text:line-break/>διαθεσις. τούτοις ουν ἁρμόσει πάντα τὰ στεγνοῦντα καὶ<text:line-break/>ψύχοντα. [908] ἐὰν οὑν μηδεὶς ἀγαθοποιὸς ἐπιθεωρῇ τήν<text:line-break/>☾, μέχρι τῆς ἐννάτης τελευτήσει. ἀγαθοποιῶν δὲ ἐπιθεω-<text:line-break/>ρούντων τήν ☾,κἀπὸ τῆς ☍ κινδυνεύσας σωθήσεται. ἐὰν<text:line-break/>δὲ τῆς ☾ οὕσης ἐν ♌ κατακλιθῇ τις ἐφ᾽ οἵᾳ ποτ᾽ οὑν<text:line-break/>μοίρᾳ, τοδ αυτὸ καὶ ἐπὶ τῶν ἄλλων ζωδἄον νοείσθω, ως<text:line-break/>θέμις, συγκρίνοντός μου ἢ ὡροσκοποῦντος ♌, ἔσται ἢ νό-</text:p>
      <text:p text:style-name="P1">σος ἀπὸ ψυχικῶν τόπων, λυπηρῶν ἢ πραγμάτων καὶ δέ ἄλ-<text:line-break/>λων μεριμνῶν. πυρουμένου μὲν τοῦ θώρακος , τῶν δὲ ἄκρων<text:line-break/>ψυχομένων καὶ περὶ την κεφαλήν τῶν αἰτίων γινομένων ·<text:line-break/>καὶ τῶν όφθαλμῶν κοιλουμένων, περιτεινομένης τε τῆς ῥι-<text:line-break/>νος καὶ ἀσφυκτων φαινομένων τῶν καμνοντων καὶ ύποφαι-<text:line-break/>νόντων πολυχρόνιον νόσον · εὐτονοῦσι δὲ ὅσον κατὰ τὸ πλῆ-<text:line-break/>θος. χρή οὑν αἱματος εὐθέως ἀφαίρεσιν ποιεῖσθαι, εἰ μὲν<text:line-break/>δυνατον ἐν αὐτῷ τῷ ζωδίῳ κινουμένης τῆς σελήνης, μάλι-<text:line-break/>στα μέντοι ἐὰν ἄρξηται τὰ μεγάλα κινεῖσθαι. εἰ δὲ μή,<text:line-break/>ἕως τῆς διατρίτης · ἀνατρίβειν τε τὰ ἄκρα καὶ διαφορεῖν<text:line-break/>πάντα τὰ ἀπὸ τοῦ θώρακος. ἐὰν δὲ ♂ τε καὶ ☉ ἀμφο-<text:line-break/>τέκοις κατὰ πρόσθεσιν οὔσῃ τοῖς ἀριθμοῖς καὶ τῷ φωτὶ<text:line-break/>σχηματισθεῖεν, καρδιακή περίστασις ἀπαραβάτως ἔσται μέ-<text:line-break/>χρι τῆς διὰ πέμπτου. ἐπὶ δὲ τήν □ πλευρὰν ἐὰν λήγη τοῖς<text:line-break/>ἀριθμοῖς ἢ καὶ ἐπαύξῃ, σχηματισθῇ δὲ τῷ ♄, σωθήσεται,<text:line-break/>ἐὰν δὲ ♃ ἢ ♀ σχηματίζων ἐπὶ τῆς κατακλίσεως, ἐλθούσης<text:line-break/>αὑτῆς τῆς ☾ εἰς τὸ □ σωθήσονται. ἐὰν δὲ καὶ αὕτη μόνη<text:line-break/>κατὰ ἀφαίρεσιν τοῖς ἀριθμοῖς, κινῆται, σωθήσεται. εὕχρη-</text:p>
      <text:p text:style-name="P1">στοι δὲ αἱ τοῦ οἴνου δόσεις καὶ τὰ βαλανεῖα καὶ μετὰ τήν<text:line-break/>διάτριτον ἢ διάπεμπτον αἰῶραι. ἐὰν δὲ ἐν τῷ προκειμένῳ<text:line-break/>σχηματι τῆς οὔσης ἐπὶ τῆς κατακλίσεως ἐν ♌, κινουμὲ-<text:line-break/>νης τε αυτῆς ἐπὶ τὰ μεγάλα ἢ καὶ τῷ φωτὶ προστιθείσης,<text:line-break/>σχηματισθῇ αὐτῇ ♄ καὶ ♀ μεσουρανήσῃ ·᾽ ἢ καὶ εἷς τῶν<text:line-break/>αγαθοποιῶν καὶ μέχρι μὲν τῆς □ τὰ προκείμενα γενήσεται.<text:line-break/>οὐδὲν δὲ ἦττον περὶ τήν κύστιν ἀλγήματα ἔσται καὶ ἐμπνευ-<text:line-break/>μαιώσεις στομάχου πλῆν σώζονται. ἐὰν δὲ τὰ μείζονα ἀπὸ<text:line-break/>τοῦ συνδέσμου τρέχῃ , ἀπαραβάτως σωθήσονται. ἐὰν δὲ<text:line-break/>τῷ προκειμένῳ σχήματι ♄ καὶ ♂ καὶ ἕτερός τις σχηματι-<text:line-break/>σθῇ ἐπὶ τὸ βόριον αὐτῆς φερομένης ἀπαραβάτως ἐπὶ τὴν<text:line-break/>τῆς ☍ ἐλθούσης, λύσις ἔσται τῆς νόσου. χρή δὲ μὴ θαλ-<text:line-break/>πειν, μηδὲ ἐν σκοτεινοῖς κατακλῖναι · ἀεὶ δὲ τῆς ἐπιθυμίας<text:line-break/>μακραν ἀποσπᾶν. εὔχρηστος δὲ καὶ ἢ τοῦ ψυχροῦ δόσις ·<text:line-break/>τροφαὶ δὲ αἱ δυναμεναι ὀγκοῦν καὶ μή ἀφαιρεῖν. ἐὰν δὲ<text:line-break/>αὐτή ἢ ☾ ἀνεπιθεὼρητος πάντα ῇ, κινῆται δὲ ἐπὶ τὰ με-<text:line-break/>γάλα, ἐπὶ τήν ☍ ἐλθοῦσα ἐπὶ τήν κρίσεως σημασίαν ποιη^</text:p>
      <text:p text:style-name="P1">σαμὲνη λύει τὴν νόσον. ἐὰν δὲ ἐπὶ τὰ ἥσσονα κινῆται μέ-<text:line-break/>χρις παρέλθῃ τήν ♂ ἀνωμάλως νοσήσας καὶ πυκνότερον<text:line-break/>ἀνατροπιάζων σωθήσεται.</text:p>
      <text:h text:style-name="Heading_20_2" text:outline-level="2">Κεφ. η΄. </text:h>
      <text:p text:style-name="P9">Ἐὰν δὲ τῆς ☾ οὕσης ἐν ♍ κατακλιθῇ τις<text:line-break/>♄ συνόντος αὐτῇ ἢ ☍ ἢ □ , ἔσται ἢ καταρχή τῆς νόσου,<text:line-break/>ἐκ βραδύτητος καὶ ὠμότητος περὶ τήν κοιλίαν καὶ τῶν ἐν-<text:line-break/>τέρων πόνος καὶ τῶν υποχονδρίων φλεγμονή καὶ πυρετοὶ<text:line-break/>στεγνοὶ καὶ ἀνώμαλοι ἐν ἀνέσει καὶ ἐπιτάσει. καὶ σφυγμοὶ<text:line-break/>ἐνδεδυκότες, πυκνοὶ καὶ ἄτακτοι · τούτοις οὑν άρμόσει πάν-<text:line-break/>τως τὰ θερμαίνοντα καὶ ἀναχαλῶντα. ἐὰν δὲ ἀγαθοποιοὶ<text:line-break/>την ☾ μὴ θεωρησωσι κινδυνεύει περὶ τήν τεσσαρακοστήν.<text:line-break/>[909] ἐὰν δὲ ἀγαθοποιοὶ ἐπιθεωρήσωσι τήν ☾ πολυχρόνιον<text:line-break/>πάθος ἔχων σωθήσεται. ἐὰν δὲ τῆς ☾ οὕσης ἐν ♍ κατα-<text:line-break/>κλιθῇ τις ὄντος ♂ συν αὐτῇ ἢ □ ἢ ☍, ἔσται ἢ νόσος<text:line-break/>ἀπὸ κοιλίας ῥύσεως καὶ περιστήσεται εἰς δυσεντερικὸν πάθος<text:line-break/>καὶ έσται αἵματος ῥύσις καὶ ἕλκωσις περὶ τα ἔντερα. πυρετοὶ<text:line-break/>λεπτοὶ ῥυώδεις καὶ σφυγμοὶ ἄτονοι καὶ πυκνοὶ καὶ ἀνορε-</text:p>
      <text:p text:style-name="P10">ξίαι καὶ στομάχου ἀνατροπη. τούτοις ἁρμόσει πάντα τὰ<text:line-break/>στεγνοῦντα. εἰ δὲ ἀγαθοποιοὶ μή ἐπιθεωρήσωσι τήν ☾, τῇ<text:line-break/>τριακοστῇ ημερᾳ τελευτήσει. ἐὰν δὲ ἀγαθοποιοὶ ἐπιθεωρῇ-<text:line-break/>σωσι την ☾, σωθήσεται. ἐὰν δὲ τῆς ☾ οὔσης ἐν ♍ κατα-<text:line-break/>κλιθῇ τις, ἔσται ἡ νόσος ἐπὶ κοιλιακῆς διαθέσεως, πόνων<text:line-break/>τε τῆς κοιλίας καὶ ἐμπνευματώσεως. καὶ ἄρξεται ὡς ἀν ἐξ<text:line-break/>απεψίας τα μὲν κατὰ τῆν κοιλίαν ῥεῖν δριμέα, τὰ δὲ ἐπὶ<text:line-break/>τὰ σύρα φέρεσθαι χλωρὰ καὶ δυσώδη. μάλιστα δὲ νυγμῶν<text:line-break/>γινομένων ως ἐπὶ τὸ διάφραγμα καὶ τοῦ στομάχου αναλυο-<text:line-break/>μένου · συγκάμνοντος δὲ τοῦ νευρώδους ὅλου. κατ᾽ ἄρχην<text:line-break/>γὰρ εὐθὺς ἀγρυπνοῦσι τὰς ὄψιας διηνεκῶς, ἐὰν δέ καὶ<text:line-break/>ἄπο τοῦ ἐλαχίστου δρομήματος ὁρμηθεῖσα ἐπὶ τὰ μείζονα<text:line-break/>κινῆται, σχηματισθῇ δέ αὐτῇ ♂ ἢ ☿ ἢ καὶ ☉ καὶ παρα-<text:line-break/>κοψουσι ταῖς λαλιαῖς ἐμποδιζόμενοι. χρή οὑν τοῖς δυναμέ-<text:line-break/>νοις πυκνοῦν τε καὶ συστέλλειν τὰ ὑγρὰ χρῆσθαι, ἄχρηστος<text:line-break/>δὲ ἢ τοῦ ὑγροῦ προσαγωγή καὶ πᾶς χυλὸς καταψυχρος. ἐαν<text:line-break/>δὲ απο τῆς ☾ ἐπὶ τα μείζονα τρέπηται περισσοτέρως παν-<text:line-break/>τος τοῦ ψύχοντος ἀπεσχέσθωσαν. μέχρι γὰρ τῆς ☍ κιν-</text:p>
      <text:p text:style-name="P1">δυνεύσαντες, εἰς διάθεσιν κοιλιακὴν ἢ δυσεντερίαν περικυ..<text:line-break/>λἰονται καὶ οὕτως δὲ χρονίσαντες ἐλαττῶσι. ἐὰν δὲ τούτω<text:line-break/>τῷ οὔρῳ ὁ ♄ σχηματισθῇ μετὰ ☿ ἢ ♀ ἢ τοῦ ♃ μόνου,<text:line-break/>οὐδὲν ἥσσον πολυχρόνιος ἢ νόσος καὶ σπληνικὰ πάθη καὶ<text:line-break/>νεφριτικά. καὶ οὕτως δὲ χρονίσαντες καὶ μοχθήσαντες ἐν<text:line-break/>τῷ πάθει διασωζονται. ἐὰν δὲ τῆς ☾ μόνης κινουμένης<text:line-break/>καὶ ἀνεπιθεωρήτου οὔσης ἢ κατὰ πρόσθεσιν ἢ ἀφαίρεσιν ἢ<text:line-break/>κατὰ οἷον δήποὠ οὑν τρόπον σχήματος κατακλιθῇ τις, αἱ-<text:line-break/>μορροήσει. τούτοις δ᾽ ἢ ☾ περιοδεύουσα τοῦ πάθους λύει.<text:line-break/>ὠχροὶ δὲ καὶ μελάγχροοι ἐπὶ πολύν χρόνον νοσήσαντες γί-<text:line-break/>νονται, οὐδὲν δὲ ἦττον διασὼζονται. ἐὰν δὲ ♃ ἢ ♀ ἢ ☿<text:line-break/>καὶ ὁπότερος αὐτῶν ἢ καὶ οἱ πάντες κατὰ τήν κατάκλισιν<text:line-break/>προσνεύσωσιν, οὐδὲν <text:span text:style-name="T2">ἧ</text:span>τι<text:span text:style-name="T2">ο</text:span>ν τὰ κατὰ τήν κοιλίαν ῥευματί-<text:line-break/>ζονται. ἐν αὐιῷ δὲ τῷ ζωδιῷ μέχρι τῆς διὰ πέμπτου λύουσι<text:line-break/>τὰς νόσους. χρή δὲ τὰς μὲν τοῦ οἴνου δόσεις προσάγειν,<text:line-break/>τὰς δὲ τῶν βαλανείων παραιτεῖσθαι.</text:p>
      <text:h text:style-name="P3" text:outline-level="2">Κεφ. θλ </text:h>
      <text:p text:style-name="P9">Ἐὰν δὲ τῆς ☾ οὕσης ἐν ♎ κατακλιθῇ τις<text:line-break/>♄ συνόντος ἢ ☍ ἢ □ έσται ἢ καταρχή τῆς νόσου, ἐξ οί-<text:line-break/>νοποσίας καὶ κραιπάλης μάλιστα. ἐὰν η ☾ ἀφαιρῇ τῷ φωτὶ<text:line-break/>καὶ τοῖς ἀριθμώς καὶ ἐν νυκτὶ γεύηται ἡ κατάκλισις, ἔσται<text:line-break/>δὲ τὰ περὶ τήν κεφαλην καὶ τὸν θωρακα πάθη, ῥευμαιι-<text:line-break/>σμοὶ καὶ βηχες κατ᾽ ἀρχην· καὶ κάρος περὶ τήν κεφαλήν<text:line-break/>καὶ ἀνορεξίαι καὶ διτταὶ ἐπιτάσεις. καὶ συνεχεῖς πυρετοὶ<text:line-break/>καὶ πυκνοὶ καὶ ἄτονοι. τοὑτοις ουν άρμόσει πάντα τὰ θερ-<text:line-break/>μαίνοντα. ἑὰν δὲ καὶ μετὰ ♂ τὸ αὐτὸ σχῆμα ἐπισχῇ,<text:line-break/>ἀπαραβάτως ἐν τῇ ☍ τελευτήσει. ἐὰν δὲ τῆς ☾ οὔσης ἐν<text:line-break/>♎ κατακλιθῇ τις ὄντος ♂ συν αὐτῇ ἢ διαμέτρου ἢ □<text:line-break/>ἔσται ἡ νόσος ἐκ πλήθους αἵματος καὶ ἔσονται πυρετοὶ ἐπι-<text:line-break/>τεταμένοι. καὶ σφυγμοὶ ἐπῃρμένοι καὶ παρακοπή καὶ φρ᾽ε-<text:line-break/>νῖτις [910] καὶ ἀγρυπνία ὑπερβάλλουσα καὶ περὶ ὅλον τὸ<text:line-break/>σῶμα , φλεγμονή. τούτοις άρμόσει ἢ τοῦ αἵματος ἀφαίρε-<text:line-break/>σις καὶ παντα τα δυναμενα καθαίρειν την ἕξιν. ἀγαθο-<text:line-break/>ποιοῦ δὲ μή ἐπιθεωροῦντος τήν ☾, ἐν ταῖς έ ἡμέραις τε-<text:line-break/>λευτήσει. ἀγαθοποιῶν δὲ ἐπιθεωρούντων μέχρι τῆς ☍</text:p>
      <text:p text:style-name="P1">κινδυνεύσας σωθήσεται. ἐὰν δὲ τῆς ☾ οὕσης ἐν ♎ κατα-<text:line-break/>κλιθῇ τις, ἔσται τὸ αἴτιον εἰς τὰ ἄκρα. ἐπαλγῆ γὰρ ἔσται<text:line-break/>αὑτὰ καὶ πυρὼδη , καὶ τήν ἐν βάθει μᾶλλον θερμασίαν<text:line-break/>ὑπεμφαίνοντα. εὐθὺς δὲ καροῦνται καὶ μᾶλλον τοὺς όφθαλ...<text:line-break/>μούς ώς εἰς ὕπνον τρέπουσι. καὶ ἀποκρίνονται ἀνόρεκτον.<text:line-break/>οὕτω μὲν οὑν φυσικῶς ἐπὶ τούτου τοῦ ζωδίου αἱ νόσοι<text:line-break/>γίνονται, ὅπερ καταψεύδονταί τινες αἰτιὼμενοι τὸ ἀεὶ φὲ-<text:line-break/>ρειν. ἐὰν δὲ καὶ αυτῆς κινουμένης ἐπὶ τὰ ἥττονα ♄ . ἢ ♀<text:line-break/>ἢ ☿ ἢ καὶ ὁπότερος αὐτῶν προσγένηται, μέχρι τῆς ☍<text:line-break/>φρενιτίζουσιν ἀπαραβατως. διο δεῖ θάλπειν καὶ τοῖς δυνα-<text:line-break/>μένοις διαφορεῖν κεχρῆσθαι καὶ ἀποκρούεσθαι καὶ ἐν ἦρε-<text:line-break/>μία καὶ δεσμοῖς φυλάττειν, μήποτε κλέψαντες ὑδροποτῆσαι-<text:line-break/>σιν. οὕτω γάρ τε τὰ κατὰ τήν κοιλίαν ἐκκριθέντα , μέχρι<text:line-break/>τῆς ☍ διαφόρησιν ποιήσονται τῆς νόσου. οὐδὲν δὲ ἥσσον<text:line-break/>εἰς χρονιώτερα καὶ ἀνώμαλα πάθη περικυλισθέντες οἷον<text:line-break/>περιοδικὰ , οὕτως διασωθήσονται. ἐὰν μόνος δὲ ♄ ῇ,<text:line-break/>ἀπόλλυνται. ἐαν δὲ τὰ μεγάλα τροχάζη τῷ προειρημένῳ</text:p>
      <text:p text:style-name="P1">τρ<text:span text:style-name="T2">ό</text:span>πῳ τῆς ☍ πολλ<text:span text:style-name="T2">ὰ</text:span> παθ<text:span text:style-name="T2">ό</text:span>ντες, κατ<text:span text:style-name="T2">ὰ</text:span> ἄνεσιν καὶ ἐπίτασιν<text:line-break/>τῶν πυρετῶν διασώζονται. ἐὰν δὲ ☾ οὕσης ἐν ♎ καὶ ὁ<text:line-break/>♂ καὶ ὁ ☉ διαμετρήσωσι, ἔσται τὰ περὶ τήν κεφαλήν αἵ-<text:line-break/>τια. κεφαλαλγία καὶ ῥευματισμος καὶ ἡμικρανία. ἐὰν δὲ<text:line-break/>☿ παραγένηται, τὰ περὶ τούς όφθαλμοὐς αἴτια ὑποχύσεις,<text:line-break/>γλαυκώσεις, μυδριάσεις. χρή οὑν ὼς ἐπὶ τὸ πλεῖστον τήν<text:line-break/>τοῦ αἵματος ἀφαίρεσιν προσάγειν. εὔχρηστοι δὲ καὶ αἱ<text:line-break/>κατὰ τήν κοιλίαν ἐκκρίσεις. οὕτω δὲ πολυχρονίσαντες οὐ-<text:line-break/>δἐν ηττον κινδυνεύσουσιν, ἐπὶ τῆς αὐτῆς διαθέσεως μένον-<text:line-break/>τες. ἐὰν δὲ ♃ ἢ ♀ παρεπιπλακῶσι καθ᾽ οἷον δήποθ οὑν<text:line-break/>τροπον σχηματισμοῦ διασωθήσονται μένοντες ἐπὶ τῶν αὺ-<text:line-break/>τῶν παθῶν. ἀνεπιθεωρήτου δὲ αὐτῆς οὕσης, εἴτε μειουμέ-<text:line-break/>νης , κακοήθεις μὲν αἱ νόσοι καὶ ἡ περὶ τοὺς ὀφθαλμοὺς<text:line-break/>αταξία δυσκατάληπτος, οὐδὲν δὲ ἦττον ἐπὶ τὸ διάμετρον<text:line-break/>ελθουσα ἢ ☾ λυει τήν νόσον. ἐπὶ πάντων δὲ τῶν τροπι-<text:line-break/>κῶν καὶ ἰσομερινῶν τῶν ζωδἰων νοείθωσαν κακοήθεις εἶναι<text:line-break/>τὰς νόσους. </text:p>
      <text:h text:style-name="P3" text:outline-level="2">Κεφ. ι. </text:h>
      <text:p text:style-name="P9">Ἐὰν δὲ τῆς ☾ οὕσης ἐν ♏ κατακλιθῇ τις,<text:line-break/>♄ συνόντος αὐτῇ ἢ ☍ ἢ □ , ἔσται ἢ καταρχή τῆς νόσου<text:line-break/>ἀπὸ ἑλκώσεως η βουβώνων η τ<text:span text:style-name="T2">ό</text:span>πων κρυπτῶν, περὶ τὸν δα-<text:line-break/>κτύλιον ἢ αἰδοῖον. καὶ ἐὰν προστιθῇ ἢ ☾ τοῖς ἀριθμοῖς ἢ<text:line-break/>τῷ φωτὶ, σωθήσεται ὁ νοσῶν. καὶ μάλιστα ἀγαθοποιῶν<text:line-break/>ἐπιθεωρούντων. ἐὰν δὲ τῆς ☾ οὕσης ἐν ♏ κατακλιθῇ τις,<text:line-break/>♂ καὶ συνόντος αὐτῇ ἢ ☍ ἢ □ τῷ δὲ φωτὶ λειπομένου<text:line-break/>καὶ τοῖς ἀριθμοῖς ἀφαιροῦσα , μάλιστα ἀγαθοποιῶν ἐπιθεω-<text:line-break/>ρούντων, σωθήσεται ἐν τῷ α΄ □. ἢ μέχρι τῆς ☍. καὶ γὰρ<text:line-break/>αἱ νόσοι ἔσονται ἐπιεικεῖς καὶ εὐμετάγωγοι. ὁ δὲ αὐτὸς<text:line-break/>τρόπος νοείσθω σοι καὶ πάντων τῶν ζωδίων, ὅταν τοιαῦτα<text:line-break/>σχήματα ἐμπέσωσι. [911] ἐὰν οὑν τῆς ☾ οὕσης ἐν ♏.<text:line-break/>κατακλιθῇ τις, ἔσται ἢ νόσος ἀπὸ φρικίων ἐλαχίστων. οὗ-<text:line-break/>τοί τε καταφρονοῦντες, αὔξουσι τὰ πάθη. τὸ δὲ προκα-<text:line-break/>ταρκτικὸν αἴτιον ἔσται περὶ τὴν κύστιν καὶ τὰ μεσομήρια<text:line-break/>ἢ καὶ περὶ ἕδραν ἕλκωσις. μέχρι δὲ τῆς διατρίτου όρθο-<text:line-break/>πυρεταίνων αὐξήσει τήν νόσον. ἐὰν δὲ προστίθησι τοῖς</text:p>
      <text:p text:style-name="P1">ἀριθμοῖς καὶ μάλιστα ἀπὸ ☍. συμπαρῇ δὲ αὐτῇ ♂ κατὰ<text:line-break/>τον ♏ κακ σιδηρου πείραν ἕξουσι κατὰ τοὺς κρυπτοὺς τό-<text:line-break/>πους. ἐὰν .δὲ καὶ ☉ συμπαρῇ καὶ σχηματισθῇ, ἀποστή-<text:line-break/>ματα περὶ τὰ πλευρὰ πεῖραν ἕξουσι. ἐὰν δὲ ἐπὶ τὰ μεθ<text:line-break/>ζονα τρέπωνται, τοῦτο δὲ ἐστιν ἐπὶ τὰς ιἔ κατὰ μῆκος<text:line-break/>πεῖραν δέξηται περὶ τὰ πλευρά. καὶ δι᾽ αἱμάτων ἐλεύσον-<text:line-break/>ται, ἢ αἷμα ἐκκρινοῦσιν. χρή οὔν τῆς τοῦ ψυχροῦ προσχ-<text:line-break/>γωγῆς ἀπέχεσθαι διαπαντὸς, ἐν ἢρεμίᾳ δὲ φυλάττειν. ἄγρη-<text:line-break/>στοι δὲ οἱ κλυσμοὶ καὶ τὰ δυνάμενα ψύχειν καταπλάσματα<text:line-break/>καὶ η τοῦ αἵματος αφαἰρεσις διὰ σικυιῶν. ἄχρηστα δὲ<text:line-break/>καὶ τὰ βαλανεῖα. μέχρι δὲ τῆς ☾ ια΄ γινομένης , οὕτως δὲ<text:line-break/>υπερβαίνοντες , χρόνια τὰ πάθη ποιοῦσι καὶ ὁμοίως κινδῦ-<text:line-break/>νεύουσι. ἐὰν δὲ ♃ καὶ ♀ συμπαρῇ τῇ ☾ ἢ σχηματίζωνται<text:line-break/>τα μὲν προκείμενα πάθη ἔσται, σωθήσονται δὲ ἐγχρονί-<text:line-break/>σαντες. ἢ δὲ ποσότης τῶν χρόνοιν ἤτοι ἡμερῶν, ἀπὸ τῆς<text:line-break/>τῶν ἀστέρων παρεμπλοκῆς γνωσθήσεταί σοι. μέχρι γὰρ τῆς</text:p>
      <text:p text:style-name="P1">ἐπομμάσεως αὐτῶν, παραμένει τὰ πάθη. ἢ γὰρ ὡρισμένη<text:line-break/>ἡμέρα κατοκλίσεως μέχρι τῆς ☍. ὑπερτιθέμενοι δὲ τὴν διά-<text:line-break/>μετρον, χρονίους τὰς νόσους ποιοῦσιν ἀστέρες. ἐὰν δὲ τῆς<text:line-break/>☾ οὔσης ἐν ♏ κατακλιθῇ τις καὶ ♄ συμπαρῇ αὐτῇ ἢ σχη-<text:line-break/>ματισθῇ καὶ κατὰ ἥσσονα τρέχῃ ἢ καὶ Ἱπισύνδεσμον φέρη-<text:line-break/>ται , παραλυθήσονται ἀπαραβάτως καὶ εἰς χρονια πάθη<text:line-break/>ἐπικυλίονται, οἱονεὶ ῥευματιζόμενοι τὸ αἰδοῖον ἢ τὰ περὶ<text:line-break/>τήν ἕδραν. ἐὰν δὲ μηδεὶς ἀγαθοποιὸς παρεμπλακῇ] ἢ σχη-<text:line-break/>ματισθῇ, ἐν τοῖς πάθεσι τελευτήσει. ἐὰν δὲ ἐπὶ τὰ μείζονα<text:line-break/>ἐγείρηται ☾ καὶ σχηματίζηται αὐτῇ ♄ . ἢ συμπαρῇ τὰ μὲν<text:line-break/>προκείμενα πάθη ἐπιγένωνται. ἐγχρονίσαντες δὲ διακαυθή-<text:line-break/>σονται. φύσει δὲ κατα τόδε τὸ ζὼδιον, ἄχρηστα τὰ βαλα-<text:line-break/>νεῖα καὶ πάντα τὰ δυνάμενα ῥευματίζειν.</text:p>
      <text:h text:style-name="Heading_20_2" text:outline-level="2">Κεφ. ια΄. </text:h>
      <text:p text:style-name="P9">Ἐὰν δὲ τῆς ☾ οὔσης ἐν ♐ κατακλιθῇ τις,<text:line-break/>ὄντος ♄ σὺν αὐτῇ ἢ ☍ ἢ □ ἔσται ἢ κατ᾽ ἀρχήν τῆς νό-<text:line-break/>σου ἐκ ῥύσεως ὑγρῶν καὶ λεπτῶν ῥευμάτων καὶ δριμέων.<text:line-break/>ἔσονται δὲ ἐναλγεῖς τοῖς ἄρθροις καὶ ῥιγοπυρετοῖς σχεθή-</text:p>
      <text:p text:style-name="P1">σονται καὶ ἐπισημασίαι μετα ῥίγους καὶ τῶν ἄκρων ψύξεις.<text:line-break/>ὅταν οὑν μάλιστα ἢ ☾ τῷ φωτὶ καὶ τοῖς ἀριθμοῖς ἀφαιρεῖ,<text:line-break/>ἔσονται διπλαῖ σημασίαι. καὶ οἱ πυρετοὶ στεγνοί · καἰ οἱ<text:line-break/>σφυγμοὶ ἐνδεδυκότες.. τούτοις αρμόσει τὰ ἀναχαλῶντα καὶ<text:line-break/>θερμαίνοντα. εἰ δὲ ἀγαθοποιὸς ἐπιθεωρήσει τὴν ☾ κινδυ-<text:line-break/>νεύσας σωθήσεται παραλλαξας τήν ☍. ἐὰν δὲ τῆς ☾ οὔσης<text:line-break/>ἐν τῷ ♐ κατακλιθῇ τις ♂ αὐτῇ συνόντος ἢ ☍ ἢ □ ἢ<text:line-break/>τῷ φωτὶ αὐξούσης τῆς ☾ καὶ τοῖς ἀριθμοῖς, ἔσται ἡ νό-<text:line-break/>σος ἐπισφαλής καὶ ἐπικίνδυνος ἀπὸ πλήθους καὶ κραιπά-<text:line-break/>λης. ἔσονται γὰρ πυρετοὶ συνεχεῖς καὶ ἐπιτεταμένοι καὶ<text:line-break/>ῥοώδεις καὶ χολερικὰ πάθη καὶ κοιλίας ῥύσεις καὶ σφυγμοὶ<text:line-break/>ἄτονοι, [912] άρμόσει οὑν τούτοις πάντα τὰ ψύχοντα καὶ<text:line-break/>στεγνοῦντα · ἐαν δὲ καὶ κακοποιοὶ τήν ☾ ἐπιθεωρήσωσι τῆ<text:line-break/>ζ΄ ἡμέρα ἀναιρεθήσεται. ἐὰν δὲ ὰγαθοποιοὶ τήν ☾ ἐπιθεω-<text:line-break/>ρήσωσι, μετὰ τήν ☍ κινδυνεύσας σωθήσεται. ἐὰν δὲ τῆς<text:line-break/>☾ οὔσης ἐν ♐ κατακλιθῇ τις, ἔσται ἢ νόσος ἀπὸ βαλα-<text:line-break/>νειὼυ καὶ ἀέρος ψυχροῦ. ὅλον δὲ ῥευματισθήσεται τὸ σῶμα</text:p>
      <text:p text:style-name="P1">καὶ περὶ τὸ πρόσωπον σφυγμοὶ καὶ τῶν οὔλων ἄλγησίς καὶ<text:line-break/>τῶν ὁδόντων. τὸ δὲ προκαταρκτικὸν αἴτιον ἔσται περὶ τὸν<text:line-break/>θώρακα. ἐὰν δὲ ἥττονα τροχάζῃ , μάλιστα δὲ ἐπὶ ☉ ☾<text:line-break/>φερομένη, συμπαρῇ δὲ ♄ ἢ ☿ συγχημαιισθῇ , περὶ τὸν<text:line-break/>πνεύμονα ἑλκώσεις καὶ φλεγμοναὶ περὶ τὸ διάφραγμα ἔσον-<text:line-break/>ται, ὅλον τε σῶμα ἔσται φλεγμαῖνον. χρή δὲ προσάγειν τα<text:line-break/>δυνάμενα ξηρᾶναι. εὕχρηστοι δὲ καὶ αἵματος ἀφαιρέσεις<text:line-break/>μὲχρι τῆς διὰ πἔμπτου. ἐὰν δὲ ἀπὸ τῶν ιγ΄ ἐπὶ ιδ τρο-<text:line-break/>γάζη , πειραθέντες μέχρι τῆς διὰ πέμπτου τελευτήσουσιν.<text:line-break/>ἐὰν δὲ ♃ ἢ ♀ συμπαρῶσι τῷ προκειμένῳ ὅρῳ τὰ μὲν<text:line-break/>προκείμενα πάθη ἔσται, σωθήσονται δέ. ἐὰν δὲ τὰ μείζονα<text:line-break/>ἢ ☾ τροχάζῃ καὶ μόνη ῇ, σώζονται. ἐὰν δὲ ἐπὶ τὰ μείζονα<text:line-break/>τροχαζούσης τῆς ☾ ♂ καὶ ☉ αὐτῇ σχηματίζωνται, μάλιστα<text:line-break/>μὲν ψυγμῷ ἢ βηχίοις συσχεθήσονιαι. φύσει δὲ κατὰ τόδε<text:line-break/>τὸ ζώδιον ἀγρυπνίαι καὶ ἐπιτάσεις νυκτεριναὶ γίνονται,<text:line-break/>ἀσφυκτοῦσι δὲ εἰς ὑπερβολήν. χρὴ δὲ καὶ θάλπειν καὶ ἐν</text:p>
      <text:p text:style-name="P1">σκοτεινῷ κατακλίνειν τά τε βαλανεῖα ἄχρηστα καὶ πάντα<text:line-break/>τὰ εὔλυτα. τῶν μὲν οὗν ἀγαθοποιῶν ἐπιθεωρούντων κιν-<text:line-break/>δυνεύσας σωθήσεται. ἐαν δὲ ἢ ☾ ἐπιθεωρῆται ὑπὸ τῶν<text:line-break/>ἀγαθοποιῶν ἢ ὑφ᾽ ἑνὸς αὐτῶν, λυθήσονται αἱ νόσοι οὐκ<text:line-break/>ἄγαν σφοδρανθεῖσαι περὶ τὴν ☍.</text:p>
      <text:h text:style-name="Heading_20_2" text:outline-level="2">Κεφ. Ιβ΄.</text:h>
      <text:p text:style-name="P11"><text:s/>Ἐὰν δὲ τῆς ☾ οὔσης ♑ κατακλιθῇ τις<text:line-break/>ἀφαιρούσης τῆς ☾ καὶ τοῖς ἀριθμοῖς καὶ τῷ φωτὶ ♄ συν-<text:line-break/>όντος αὐτῇ, ἢ ☍ ἢ □ ἔσται ἢ καταρχή τῆς νόσου ἀπὸ<text:line-break/>βαλανείων περιψύξεως καὶ ῥευμάτων λεπτῶν καὶ περὶ τὸν<text:line-break/>θώρακα βάρος καὶ περὶ τον πνεύμονα. καὶ βῆχες καἔ ἀρ-<text:line-break/>χήν· καὶ μετὰ ῥίγους ἐπισημασίαι. καὶ ἐπιτάσεις νυκτερι-<text:line-break/>ναί. καὶ πυρετοὶ ἐπιτεταμένοι. τούτοις οὑν ἁρμόζει πάντα<text:line-break/>τὰ θερμαίνοντα. ἐὰν δὲ ἀγαθοποιοὶ μή ἐπιθεωρήσωσι τήν ☾<text:line-break/>τελευτὰ τῇ κα΄ ἢμέρα. ἐὰν δὲ ἀγαθοποιοὶ ἐπιθεωρήσωσιν αὐτὴν<text:line-break/>ζώσεται πολυχρόνιον πάθος ἔχων περὶ τὸν πνεύμονα. ἐὰν<text:line-break/>δὲ τῆς ☾ οὕσης ἐν ♑ κατακλιθῇ τις συνόντος αὐτῇ ♂ ἢ<text:line-break/>☍ ἢ □ ἔσται ἢ καταρχὴ τῆς νόσου ἀπὸ ἐμέτου καὶ χο-</text:p>
      <text:p text:style-name="P1">λέρας ἢ φθορᾶς ἢ βραδυπεψιῶν. ἢ σῦν νόσος ἔσται ἔπι-<text:line-break/>κίνδυνος καὶ ὀξεία. καὶ νεύρων σύντασις. καὶ κοιλίας ῥύ-<text:line-break/>σις. καὶ περὶ τὸν δακτύλιον δριμύτης καὶ ἕλκωσις. τούτοις<text:line-break/>άρμόσει πάντα τὰ ψὑχοντα καὶ στεγνοῦντα. ἐὰν οὑν ἀγα-<text:line-break/>θοποιὸς μὴ ἐπιθεωρῇ τὴν ☾ ἐν τῇ διαπέμπτῳ τελευτήσει,<text:line-break/>ἤγουν ἐν τῇ ζ΄. ἐὰν δὲ ἀγαθοποιὸς ἐπιθεωρήσῃ τήν ☾<text:line-break/>μετὰ τήν ζ΄ κινδυνεύσας σωθήσεται. ἐὰν δὲ τῆς ☾ οὔσης<text:line-break/>ἐν ♑ κατακλιθῇ τις ἔσται τὸ προκαταρκτικὸν αἴτιον ἀπὸ<text:line-break/>κόπου ἢ ἐνδείας. ἔσονται δὲ περὶ τὸ νῶτον ἐναλγεῖς καὶ<text:line-break/>φρικίων ἐπιβολαὶ καὶ πυκνότεραι ἐπισημασίαι τῶν ἐπιβο-<text:line-break/>λῶν, ώς καὶ τήν δευτέραν καὶ τρίτην γενέσθαι καὶ ὅλου τοῦ<text:line-break/>σώματος ὀρθοτριχίαι. καὶ πυρετοὶ στεγνοἄ καὶ ἀταξίαι.<text:line-break/>πυκνότερον σοι ταῦτα ἐκτίθεμαι, ἵνα ἀπὸ τῶν τοιούτων ση-<text:line-break/>μείων παρακολουθῇς καὶ τεκμαίρῃ τήν νόσον, [913] ἐὰν<text:line-break/>δὲ τοῖς ἀριθμοῖς ἀφαιρῇ ἐκλύτους καὶ νοσωδεστέρους ποιεῖ<text:line-break/>καὶ ταῖς λαλιαῖς τετραχωμένους καὶ βραδέως ἄτω βλέ-<text:line-break/>ποντας. ἐὰν δὲ καὶ ♄ συσχηματισθῇ ἢ συμπαρῇ μέχρι<text:line-break/>μὲν τῆς ☍ κινδυνεύουσι διὰ τὰς ἐπιτάσεις τῶν πυρετῶν.</text:p>
      <text:p text:style-name="P1">ἐὰν δὲ ἀγαθοποιὸς παρεμπλακῇ σώζονται καὶ χρονίζουσι<text:line-break/>τοῖς πάθεσι. ἐὰν δὲ ♂ ἢ ☉ ἐν τῷ προκειμένῳ ὅρῳ συ-<text:line-break/>σχηματισθῶσι, τοῦ μὲν πάθους ἀπαλλαγήσονται , εἰς πε-<text:line-break/>ριοδικα δὲ πάθη περιπίπτουσι καὶ οὕτω σὼζονται. ἐὰν δὲ<text:line-break/>κατα πρόσθεσιν αὔξῃ τοῖς ἀριθμοῖς , ἢ ☾ συμπαρῇ δὲ αὐτῆ<text:line-break/>ἢ συσχηματισθῇ ♄ ἢ ☉ μέχρι τῆς ☍ αὔξῃ τὰ πάθῃ καὶ<text:line-break/>ἐπικινδυνως νοσοῦσι. ἐαν δὲ ἐπὶ ταῖς ἔ αὔξη ἀπαραβὰ-<text:line-break/>τως τήν ☍ οὐχ ὑπερθήσουσιν. ἐὰν δὲ ἢ ☾ γένηται σύν<text:line-break/>♃ ἢ ♀ ἢ ☿ ἢ καὶ ἀμφότερον τὰ μὲν προκείμενα αἴτια<text:line-break/>γενήσονται, σωθήσονται δῶ πρόσεχε οὑν. φύσει γὰρ ἐπὶ<text:line-break/>τουτου τοῦ ζωδίου ἐπικίνδυνοι νόσοι γίνονται. διὸ χρή τῶν<text:line-break/>βαλανείων ἀπέχεσθαι καὶ τῆς τοῦ ψυχροῦ προσαγωγῆς , ἐπὶ<text:line-break/>δὲ τοὺς αἰώρας καὶ ἀλείμματα καὶ γυμνάσια τρέπεσθαι.</text:p>
      <text:h text:style-name="Heading_20_2" text:outline-level="2">Κεφ. ιγ΄. </text:h>
      <text:p text:style-name="P11">Ἐὰν δὲ τῆς ☾ οὔσης ἐν ♒ κατακλιθῇ τις<text:line-break/>προστιθείσης αὐτῆς τοῖς ἀριθμοῖς καὶ τῷ φωτὶ ♄ συνόν-<text:line-break/>τος αὐτῇ ἢ □ ἢ ☍, ἔσται ἢ καταρχή τῆς νόσου ἀπὸ κό-<text:line-break/>πων ἢ ἀγρυπνίας ἢ ὁδοιπορίας. ἔσται οὑν ἀνώμαλος ἢ νό-</text:p>
      <text:p text:style-name="P1">σος ἐν ἐπιτάσει καὶ μέχρι τῆς ☍ σωθησεται, μαλιστα ἐαν<text:line-break/>ἀγαθοποιὸς τήν ☾ ἐπιθεωρησῃ. ἐὰν δὲ τῆς ☾ οὔσης ἐν ♒<text:line-break/>κατακλιθῇ τις, ἀφαιρούσης αυπῆς καὶ τῷ φωτὶ καὶ τοῖς<text:line-break/>ἀριθμοῖς, συνῇ δὲ ὁ ♂ ἢ ☍ ἢ □ ἔσται ἡ νόσος ἐκ προὕ-<text:line-break/>ποκειμένου τινος αἰτίου βουβωνιάσεως , η αντικνημίου , η<text:line-break/>ἐξ αἰδοίων πόνου. οὕτως τε πυρετοὶ καυσωδεις καὶ ἐπιτε.,.<text:line-break/>ταμεύοι. καὶ μάλιστα τῶν ἄκρων ἢ πυρωσις ἔσται. διψα-<text:line-break/>λεὁι τε καὶ ψυχροῦ ἐπιθυμηταί. καὶ πυκνοτερον διανιστά-<text:line-break/>μενοι. ἐὰν δὲ κατα μεγάλα τροχαζῃ καὶ συσχηματισθῇ. ἢ<text:line-break/>ρ, προσγένηται μέχρι τῆς □ παραλλάξει τῇ διανοίᾳ. εὕ-<text:line-break/>χρηστοι δὲ ἔσονται αἱ τοῦ αἵματος ἀφαιρέσεις. καὶ τὸ μὴ<text:line-break/>ἀποσπᾶν τῆς τοῦ ψυχροῦ ἐπιθυμίας καὶ ἐν φωτὶ κατακλί-<text:line-break/>νειν, ἐὰν δὲ καὶ ἐπὶ τὰ μείζονα τροχάζῃ γενομένης αὐτῆς<text:line-break/>ἐπὶ τῆς □ καὶ κατα μηδὲν ἐλαττωθείσης τῆς νόσου, ἀναι-<text:line-break/>ρεθήσεται μέχρι τῆς ☍γ ἐὰν δὲ τῷ προκειμένῳ ὅρῳ ♃ ἢ ♀</text:p>
      <text:p text:style-name="P1">ἢ καὶ ἀμφότεροι μαρτυροῦσι καὶ αὐτή ἢ ☾ ἐπὶ τὰ ἥσσονα<text:line-break/>ἐτρόχαζεν ὅιε κατεκλίθη, μέχρι τῆς ☍. κινδυνεύσας σωθή-<text:line-break/>σεται. ἐὰν δὲ ἀφαιρεῖ τῷ φωτὶ καὶ τοῖς ἀριθμοῖς, συσχη-<text:line-break/>ματτσθῇ δὲ ♄ η καὶ ☿ προσγένηται, τὰ μὲν πάθη τὰ αὐτὰ<text:line-break/>γενήσεται , τρισσῶς δὲ ῥευματισθήσονται περὶ τὰ σκέλη<text:line-break/>καὶ χρονιωτερα τὰ πάθη γεννήσας ὑποφαίνει που ὕδρωπα.<text:line-break/>ἐὰν δὲ καὶ ἀπὸ μέσου ὅρου ἐπὶ τὰ ἥττονα κινεῖται ἐν αὐ-<text:line-break/>τῷ τῷ πάθει τελευτήσει. ἐὰν δὲ τὰ μέσα τρέχει ἢ ☾ ὑπὸ<text:line-break/>τήν κατάκλισιν τὸ μὲν προκείμενον αἴτιον γενήσεται , χρο-<text:line-break/>νίψαντες δὲ ἐν τῇ νόσῳ σὼζονται.</text:p>
      <text:p text:style-name="P11">[914]</text:p>
      <text:h text:style-name="Heading_20_2" text:outline-level="2"><text:s/>Κεφ. Ιδ΄.</text:h>
      <text:p text:style-name="P11"><text:s/>Ἐὰν δὲ τῆς ☾ οὕσης ἐν ♓ κα-<text:line-break/>τακλιθῇ τις ἀφαιρούσης τῷ φωτὶ καὶ τοῖς ἀριθμοῖς ♄ ,<text:line-break/>συνόντος αὑτῇ ἢ ☍ ἢ □, ἔσται ἢ καταρχή τῆς νόσου ἀπὸ<text:line-break/>βαλανείων καὶ περιψύξεως ἢ ῥευμἀτων λεπτῶν. ἔσονται<text:line-break/>γὰρ τῶν ἄκρων ψύξεις πυκναὶ καὶ ῥιγοπύρετοι καὶ ἐπι-</text:p>
      <text:p text:style-name="P1">σημασίαι διπλαῖ. καὶ στέγνωσις τῆς κεφαλῆς. καί νυγμοὶ<text:line-break/>κατα τῶν μασθῶν καὶ ὑποχονδρίων αἴσθησις καὶ σφυγμοὶ<text:line-break/>ἐνδεδυκότες καὶ λεπτοὶ καὶ τῶν ἄρθρων αἴσθησις. τούτοις<text:line-break/>ἁρμόσει παντᾶ τὰ θερμαίνοντα καὶ ἀναχαλῶντα. ἐὰν · δὲ<text:line-break/>ἀγαθοποιὸς ἐπίδῃ τὴν ☾ κατὰ ☍ διαλλάξας σωθήσεται,<text:line-break/>ἕξει δὲ πολυχρόνιον αἴσθησιν περὶ τὰ ἄρθρα. ἐὰν δὲ τῆς<text:line-break/>☾ οὔσης ἐν ♓ τοῖς ἀριθμοῖς καὶ τῷ φωτὶ αὐξούσης , ♂<text:line-break/>συνοντος ἢ □ ἢ ☍, ἔσται ἢ καταρχή τῆς νόσου ἀπὸ<text:line-break/>πληθους, οἰνοποσίας καὶ ὠμότητος. ἄρχεται γὰρ ἀπὸ τῆς<text:line-break/>διατρίτου ἢ νόσος αὔξειν. ἐπιτάσεις δὲ νυκτὸς ἔσονται<text:line-break/>καὶ πυρὼσεις τοῦ θὼρακος. καὶ παρακοπή τῶν λογισμῶν<text:line-break/>καὶ φρενῖτις. καὶ περὶ τήν κεφαλήν σφήνωσις. καὶ πυρε-<text:line-break/>τοὶ καυσὼδεις, καὶ δίψα, κα] ἐπιθυμία οἴνου, καὶ σφυγμοὶ<text:line-break/>ἐπῃρμένοι, τουτοις αρμόσει ἢ τοῦ αἵματος ἀφαίρεσις καὶ<text:line-break/>πάντα τὰ δυνάμενα καθελεῖν τήν ἕξιν. ἐὰν οὑν ἀγαθοποιοὶ<text:line-break/>μή ἐπιθεωρήσωσι τήν ☾, ἐν τῷ πρώτῳ □ τελευτήσει. ἐὰν<text:line-break/>δὲ ἀγαθοποιοὶ ἐπιθεωρήσωσι τήν ☾, παραλλάξας τήν ☍<text:line-break/>κινδυνεύσας σωθήσεται. ἐὰν δὲ τῆς ☾ οὔσης μετὰ τοῦ ♃</text:p>
      <text:p text:style-name="P1">ἢ ♀ ἢ □ ἢ ☍ κατακλιθῇ τις κάν ἐν οἴῳ δήποτε ζωδίῷ<text:line-break/>κατακλιθῇ τις μέχρι τῆς α΄ □ ἢ τῆς ☍ σωθήσεται. πολὺ<text:line-break/>δὲ τι καὶ ἢ ῶρα συμβάλλεται ἐν τῇ κατακλίσει. ἐὰν γὰρ<text:line-break/>ὡροσκοπῶσιν ἢ μεσουρανῶσιν οἱ ἀγαθοποιοὶ τῆς ☾ μετὰ<text:line-break/>κακοποιῶν οὕσης ἢ □ ἢ ☍ ἀντιλήψονται τῆς ζωῆς, ἐὰν<text:line-break/>δὲ κακοποιοὶ ὡροσκοπῶσι τῆς ☾ οὔσης μετα ἀγαθοποιῶν<text:line-break/>βλάπτουσι τὸν κατακλιθέντα. δεῖ δὲ τον ἄριστον ἰατρὸν<text:line-break/>μεμνῆσθαι μὲν τῆς μαθηματικῆς ἐπιστήμης, ἐξετάζειν δὲ<text:line-break/>ἀκριβῶς τήν ἡμέραν καὶ τήν ὥραν τῆς κατακλίσεως. καὶ<text:line-break/>συνορῆν τὸν κοσμον πῶς διακειται. ἄτερ γὰρ τῆς κοσμι-<text:line-break/>κῆς συμπαθείας οὐδὲν γίνεται. - ἐαν δὲ τῆς ☾ οὔσης ἐν ♓<text:line-break/>κατακλιθῇ τις, ἔσται τα προκαταρκτικα τῆς νόσου αἴτια<text:line-break/>ἀπὸ βαλανείων ἢ ψυχροποσίας. ευθεὼς γὰρ τὸ νευρῶδες<text:line-break/>πάσχει. καὶ περὶ τὸν στομαχον ἀλγήσει. γυμνοὶ δὲ δια-<text:line-break/>τροχάζουσιν, ὀδύναι περὶ τα πλευρα καὶ δυσπνοοῦσι. καὶ<text:line-break/>πυρετοὶ ἐστεγνωμένοι καὶ ἐν βάθει. καὶ σφυγμοὶ λεπτοὶ<text:line-break/>καὶ δυσκατάληπτοι κατὰ τὰς ἐπισημασίας. ἐναλλάσσουσι</text:p>
      <text:p text:style-name="P1">δὲ τοὺς σφυγμούς περὶ ῶρας β΄. ἀνεκτοὕσι δὲ διηνεκῶς καὶ<text:line-break/>κατὰ τὴν κοιλίαν λεπτὰ, ἔπειτα σῦρα δυσώδη, εὔχρηστοι<text:line-break/>δὲ πάνιες χυλοὶ καταψύχοντες. ἀπὸ δὲ τῆς □ ἐὰν ἢ ☾ τὰ<text:line-break/>μείζονα τροχάζῃ σχηματισθεῖσα τῷ ♄ μέχρι τῆς ☍ κιν-<text:line-break/>δυνευσαντες σώζονται. ἐὰν δὲ τοῦ προκειμένου ὅρου ὄντος<text:line-break/>τρέχῃ καὶ σχηματίζηται ♃ ἤ ☿ ἢ ἄμφω, τὰ μὲν προκείμε-<text:line-break/>να αἴτια εσται, προς τούτοις δὲ κατὰ τήν κοιλίαν πάσχουσι<text:line-break/>καὶ ἐκλύονται πυκνότερον, ὥστε ἀσφυκτεῖν. ἐὰν δὲ ἐπὶ τὰ<text:line-break/>ἥσσονα ἀπὸ τοῦ μέσου ὅρου φέρηται σχηματιζομένη ♄ οὐδὲ<text:line-break/>τὴν □ παραλλάξει, ἐὰν δὲ ♀ παρεμπλακῇ καθ' οἷον δή<text:line-break/>ποτ᾽ οὑν τρόπον οἱ παρατεθέντες τήν ☍ εἰς τήν δυσεντε-<text:line-break/>τερίαν περιπίπτουσι. ὠχροὶ δὲ καὶ τοὺς πόδας φλεγμαί-<text:line-break/>νοντες καὶ ταῖς σαρξὶ συμπεπτωκότες. οὕτως δὲ καὶ ἐγχρο-<text:line-break/>τίσαντες ουδὲν ἥσσον ἀναιροῦνται. [915] ἐὰν δὲ ἐπὶ τὰ<text:line-break/>μεγάλα τρέχῃ , σχηματίζηται δὲ ὁμοίως ♂ ἢ ☉ ἢ ἀμφότε-<text:line-break/>ρος τὰ προκαταρκτικὰ αἴτια γενήσεται ἄπαντα. πρὸς δὲ<text:line-break/>τούτοις καὶ πυρετοὶ ἐπιτεταμένοι. καὶ περὶ τὸ ἦπαρ φλε-</text:p>
      <text:p text:style-name="P1">γμονή, ἐναλγεῖς τε ὅλῳ τῷ σώματι, τὰ δὲ ἄκρα πυροῦ-<text:line-break/>μενα διὰ τὰς ἐπαλλήλους σημασίας. προσήκει οὑν διαίταις<text:line-break/>δυναμέναις τρέφειν χρῆσθαι. φύσει γὰρ ἐπὶ τούτου τοῦ<text:line-break/>ζωδίῶυ οὔτε αἱ τοῦ αἵματος ἀφαιρέσεις συνοίσουσιν αῖ διὰ<text:line-break/>φλεβοτομίας. ἐαν δὲ μηδεὶς τῶν ἀγαθοποιῶν παρεμπλακῇ,<text:line-break/>μεχρι τῆς ☍ κινδυνευσει. ἐαν δὲ ♃ ἢ ♀ ἐπιθεωρήσωσιν<text:line-break/>ἢ αὐτὴ ἢ ☾ ἐπὶ τὰ ἥσσονα φέρηται, μέχρι τῆς ☍ πολλὰ<text:line-break/>σκυλεντες διασώζονται, χρῆσθαι οδν ταῖς ὁμαλαῖς καὶ εὑ-<text:line-break/>αγωγοις θεραπείαις. ἐὰν δὲ ♃ ἢ ♀ συσχηματισθῶσι τῆ<text:line-break/>☾ συσχηματιζομένης αὐτῆς ♂ ἢ ☉ καὶ προστιθείσης τοῖς<text:line-break/>ἀριθμοῖς καὶ τῷ φωτὶ, οὐδὲν ὠφελήσουσιν οἱ ἀγαθοποιοὶ<text:line-break/>καὶ ἀναιρεθήσονται.</text:p>
      <text:h text:style-name="Heading_20_2" text:outline-level="2">Κεφ. ιε΄. </text:h>
      <text:p text:style-name="P11">Οὐδὲν ἦττον καὶ τοῦτο γινώσκειν σε θέλω<text:line-break/>ὅτι τὰ περὶ τοὺς τοκετοὺς καὶ τὰς πτώσεις καὶ τοὺς τραυ-<text:line-break/>ματισμους τους ἐξαίφνης καὶ ὅσα τούτοις ὅμοια δεῖ ὁρᾶν,<text:line-break/>ώς ἐπὶ τῶν κατακλίσεων δεδήλωται, τὰς δὲ ἐκ προαιρέσεως<text:line-break/>χειρουργίας καὶ ὅσα τούτοις ὅμοια δεῖ ὁρᾶν. ἤγουν τὰς</text:p>
      <text:p text:style-name="P1">περὶ τοὺς ὀφθαλμοὺς χειρουργίας, οἱονεὶ μυδριάσεως ἢ ὐπο-<text:line-break/>χυσεως, γλαυκὼσεὼς τι καὶ ὅσα τούτοις ὅμοια τῆς ☾ ἰού-<text:line-break/>σης πρὸς αὔξησιν τῷ φωτὶ καὶ τοῖς ἀριθμοῖς , ποιεῖσθαι<text:line-break/>καὶ σχηματιζόντων τῶν ἀγαθοποιῶν κατάρχεσθαι. χρὴ δὲ<text:line-break/>εἰδέναι ὅτι αὐξούσης τῆς ☾ καὶ προστιθείσης τοῖς ἀριθμοῖς<text:line-break/>♂ η ☉ συνοντων ἢ σχηματιζομένων ἐκπυρούμενοι τὰ σὼ-<text:line-break/>ματα ἀναλίσκονται. μειουμένης δὲ τῆς ☾ καὶ τοῖς ἀριθμοῖς<text:line-break/>ἀφαιρούσης ♄ ἢ ☿ συνόντων ἢ συσχηματιζομένων τῆ ☾<text:line-break/>ψυχόμενοι τὰ σώματα ἀναλίσκονται. ἐκεῖνο δέ σοι προστί-<text:line-break/>θημι. ὁπότε δύο τῇ αὐτῇ ῶρφ καὶ τῇ ἡμέρᾳ κατακλιθῶσι,<text:line-break/>σκέψαι οὕτως τας ἡλικίας αὐτῶν συγκρίνων καὶ ἐὰν ἢ ☾<text:line-break/>ἀφαιρεῖ τοῖς ἀριθμοῖς καὶ κατακλιθῶσί τινες, συσχηματί-<text:line-break/>ζηται δὲ ♄ καὶ ♀, ὁ νεώτερος πρῶτα σωθήσεται, καθὰ<text:line-break/>προεῖπον καὶ ἐν τοῖς ἔμπροσθεν συντάγμασι καὶ παρὰ τὸ<text:line-break/>ομοιότροπον τοῦ ζωδῶυ ἐπὶ τῆς ☍ ἀπαλλαγήσεται. ὁ δὲ<text:line-break/>πρεσβύτερος κινδυνεύσει, ἢ εἰς ἕτερα πάθη περικυλισθή-<text:line-break/>σεται ὁμοιοτρόπως τῷ ζωδιῳ, ἢ μακρονοσήσας σωθήσεται.</text:p>
      <text:p text:style-name="P1">ἐὰν δὲ τῆς ☾ αὐξούσης τοῖς ἀριθμοῖς καὶ τοῖς φωσὶ συσχη-<text:line-break/>ματισθῇ ♂ ἢ ☉ ο νεώτερος κινδυνεύσει μετὰ τήν □ καὶ<text:line-break/>☍ ὁμοιοτρόπως τῷ ζωδιῳ ἐν ῳ ἢ ἔτυχε. ἐὰν δὲ πρὸς τοὺς<text:line-break/>ἀγαθοποιοὺς ἢ ☾ συσχηματισθῇ ἐπί τε πρεσβυτέρων καὶ<text:line-break/>νεωτέρων σωθήσονται ὁμοιοτρόπως αὺτῷ τῷ ζωδίλο · διό σοι<text:line-break/>ἀπηγόρευσα, ἴνα σκέψει ταύτῃ χρώμενος ἀδιάπτωτος ἔσῃ<text:line-break/>ἐν ἄπασ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31T15:01:00Z</meta:creation-date>
    <dc:date>2023-01-31T16:13:51.327000000</dc:date>
    <meta:editing-cycles>5</meta:editing-cycles>
    <meta:editing-duration>PT11M56S</meta:editing-duration>
    <meta:document-statistic meta:table-count="0" meta:image-count="0" meta:object-count="0" meta:page-count="45" meta:paragraph-count="75" meta:word-count="6972" meta:character-count="40636" meta:non-whitespace-character-count="33720"/>
    <meta:template xlink:type="simple" xlink:actuate="onRequest" xlink:title="" xlink:href="Normal.dotm"/>
  </office:meta>
</office:document-meta>
</file>